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">
      <style:table-cell-properties fo:border="thin solid #000000"/>
    </style:style>
    <style:style style:name="ce4" style:family="table-cell" style:parent-style-name="Default" style:data-style-name="N14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27402777777778cm" style:use-optimal-column-width="true"/>
    </style:style>
    <style:style style:name="co5" style:family="table-column">
      <style:table-column-properties fo:break-before="auto" style:column-width="2.55763888888889cm" style:use-optimal-column-width="true"/>
    </style:style>
    <style:style style:name="co6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number-columns-repeated="16368" table:default-cell-style-name="ce1"/>
        <table:table-row table:style-name="ro1">
          <table:table-cell office:value-type="string" table:number-columns-spanned="5" table:number-rows-spanned="1" table:style-name="ce8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number-columns-spanned="2" table:number-rows-spanned="1" table:style-name="ce8">
            <text:p>Demand</text:p>
          </table:table-cell>
          <table:covered-table-cell/>
          <table:table-cell office:value-type="string" table:style-name="ce2">
            <text:p>Occupancy</text:p>
          </table:table-cell>
          <table:table-cell office:value-type="string" table:number-columns-spanned="2" table:number-rows-spanned="1" table:style-name="ce8">
            <text:p>ADR</text:p>
          </table:table-cell>
          <table:covered-table-cell/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5">
            <text:p>圓山大飯店</text:p>
          </table:table-cell>
          <table:table-cell office:value-type="string" table:style-name="ce5">
            <text:p>Taipei</text:p>
          </table:table-cell>
          <table:table-cell office:value-type="float" office:value="470" table:style-name="ce3">
            <text:p>470</text:p>
          </table:table-cell>
          <table:table-cell office:value-type="float" office:value="7160" table:number-columns-spanned="2" table:number-rows-spanned="1" table:style-name="ce7">
            <text:p>7,160</text:p>
          </table:table-cell>
          <table:covered-table-cell/>
          <table:table-cell office:value-type="percentage" office:value="0.50780141843971627" table:style-name="ce4">
            <text:p>50.78%</text:p>
          </table:table-cell>
          <table:table-cell office:value-type="float" office:value="2701.7583798882679" table:number-columns-spanned="2" table:number-rows-spanned="1" table:style-name="ce7">
            <text:p>2,702</text:p>
          </table:table-cell>
          <table:covered-table-cell/>
          <table:table-cell office:value-type="float" office:value="19344590" table:style-name="ce3">
            <text:p>19,344,590</text:p>
          </table:table-cell>
          <table:table-cell office:value-type="float" office:value="51378861" table:style-name="ce3">
            <text:p>51,378,861</text:p>
          </table:table-cell>
          <table:table-cell office:value-type="float" office:value="84940511" table:style-name="ce3">
            <text:p>84,940,5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5">
            <text:p>國賓大飯店</text:p>
          </table:table-cell>
          <table:table-cell office:value-type="string" table:style-name="ce5">
            <text:p>Taipei</text:p>
          </table:table-cell>
          <table:table-cell office:value-type="float" office:value="422" table:style-name="ce3">
            <text:p>422</text:p>
          </table:table-cell>
          <table:table-cell office:value-type="float" office:value="1802" table:number-columns-spanned="2" table:number-rows-spanned="1" table:style-name="ce7">
            <text:p>1,802</text:p>
          </table:table-cell>
          <table:covered-table-cell/>
          <table:table-cell office:value-type="percentage" office:value="0.1423380726698262" table:style-name="ce4">
            <text:p>14.23%</text:p>
          </table:table-cell>
          <table:table-cell office:value-type="float" office:value="2140.7136514983349" table:number-columns-spanned="2" table:number-rows-spanned="1" table:style-name="ce7">
            <text:p>2,141</text:p>
          </table:table-cell>
          <table:covered-table-cell/>
          <table:table-cell office:value-type="float" office:value="3857566" table:style-name="ce3">
            <text:p>3,857,566</text:p>
          </table:table-cell>
          <table:table-cell office:value-type="float" office:value="66699663" table:style-name="ce3">
            <text:p>66,699,663</text:p>
          </table:table-cell>
          <table:table-cell office:value-type="float" office:value="76356047" table:style-name="ce3">
            <text:p>76,356,0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5">
            <text:p>台北華國大飯店</text:p>
          </table:table-cell>
          <table:table-cell office:value-type="string" table:style-name="ce5">
            <text:p>Taipei</text:p>
          </table:table-cell>
          <table:table-cell office:value-type="float" office:value="326" table:style-name="ce3">
            <text:p>326</text:p>
          </table:table-cell>
          <table:table-cell office:value-type="float" office:value="3003" table:number-columns-spanned="2" table:number-rows-spanned="1" table:style-name="ce7">
            <text:p>3,003</text:p>
          </table:table-cell>
          <table:covered-table-cell/>
          <table:table-cell office:value-type="percentage" office:value="0.30705521472392638" table:style-name="ce4">
            <text:p>30.71%</text:p>
          </table:table-cell>
          <table:table-cell office:value-type="float" office:value="3002.648018648018" table:number-columns-spanned="2" table:number-rows-spanned="1" table:style-name="ce7">
            <text:p>3,003</text:p>
          </table:table-cell>
          <table:covered-table-cell/>
          <table:table-cell office:value-type="float" office:value="9016952" table:style-name="ce3">
            <text:p>9,016,952</text:p>
          </table:table-cell>
          <table:table-cell office:value-type="float" office:value="6832720" table:style-name="ce3">
            <text:p>6,832,720</text:p>
          </table:table-cell>
          <table:table-cell office:value-type="float" office:value="16630673" table:style-name="ce3">
            <text:p>16,630,6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5">
            <text:p>華泰王子大飯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1215" table:number-columns-spanned="2" table:number-rows-spanned="1" table:style-name="ce7">
            <text:p>1,215</text:p>
          </table:table-cell>
          <table:covered-table-cell/>
          <table:table-cell office:value-type="percentage" office:value="0.20049504950495051" table:style-name="ce4">
            <text:p>20.05%</text:p>
          </table:table-cell>
          <table:table-cell office:value-type="float" office:value="1550.101234567901" table:number-columns-spanned="2" table:number-rows-spanned="1" table:style-name="ce7">
            <text:p>1,550</text:p>
          </table:table-cell>
          <table:covered-table-cell/>
          <table:table-cell office:value-type="float" office:value="1883373" table:style-name="ce3">
            <text:p>1,883,373</text:p>
          </table:table-cell>
          <table:table-cell office:value-type="float" office:value="8170477" table:style-name="ce3">
            <text:p>8,170,477</text:p>
          </table:table-cell>
          <table:table-cell office:value-type="float" office:value="12228316" table:style-name="ce3">
            <text:p>12,228,3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5">
            <text:p>豪景大酒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392" table:number-columns-spanned="2" table:number-rows-spanned="1" table:style-name="ce7">
            <text:p>392</text:p>
          </table:table-cell>
          <table:covered-table-cell/>
          <table:table-cell office:value-type="percentage" office:value="6.2519936204146725E-2" table:style-name="ce4">
            <text:p>6.25%</text:p>
          </table:table-cell>
          <table:table-cell office:value-type="float" office:value="1646.7321428571429" table:number-columns-spanned="2" table:number-rows-spanned="1" table:style-name="ce7">
            <text:p>1,647</text:p>
          </table:table-cell>
          <table:covered-table-cell/>
          <table:table-cell office:value-type="float" office:value="645519" table:style-name="ce3">
            <text:p>645,519</text:p>
          </table:table-cell>
          <table:table-cell office:value-type="float" office:value="374120" table:style-name="ce3">
            <text:p>374,120</text:p>
          </table:table-cell>
          <table:table-cell office:value-type="float" office:value="1306938" table:style-name="ce3">
            <text:p>1,306,9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5">
            <text:p>國王大飯店</text:p>
          </table:table-cell>
          <table:table-cell office:value-type="string" table:style-name="ce5">
            <text:p>Taipei</text:p>
          </table:table-cell>
          <table:table-cell office:value-type="float" office:value="97" table:style-name="ce3">
            <text:p>97</text:p>
          </table:table-cell>
          <table:table-cell office:value-type="float" office:value="146" table:number-columns-spanned="2" table:number-rows-spanned="1" table:style-name="ce7">
            <text:p>146</text:p>
          </table:table-cell>
          <table:covered-table-cell/>
          <table:table-cell office:value-type="percentage" office:value="5.0171821305841927E-2" table:style-name="ce4">
            <text:p>5.02%</text:p>
          </table:table-cell>
          <table:table-cell office:value-type="float" office:value="1662.767123287671" table:number-columns-spanned="2" table:number-rows-spanned="1" table:style-name="ce7">
            <text:p>1,663</text:p>
          </table:table-cell>
          <table:covered-table-cell/>
          <table:table-cell office:value-type="float" office:value="242764" table:style-name="ce3">
            <text:p>242,764</text:p>
          </table:table-cell>
          <table:table-cell office:value-type="float" office:value="170653" table:style-name="ce3">
            <text:p>170,653</text:p>
          </table:table-cell>
          <table:table-cell office:value-type="float" office:value="457399" table:style-name="ce3">
            <text:p>457,3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5">
            <text:p>台北凱撒大飯店</text:p>
          </table:table-cell>
          <table:table-cell office:value-type="string" table:style-name="ce5">
            <text:p>Taipei</text:p>
          </table:table-cell>
          <table:table-cell office:value-type="float" office:value="478" table:style-name="ce3">
            <text:p>478</text:p>
          </table:table-cell>
          <table:table-cell office:value-type="float" office:value="6112" table:number-columns-spanned="2" table:number-rows-spanned="1" table:style-name="ce7">
            <text:p>6,112</text:p>
          </table:table-cell>
          <table:covered-table-cell/>
          <table:table-cell office:value-type="percentage" office:value="0.42622036262203628" table:style-name="ce4">
            <text:p>42.62%</text:p>
          </table:table-cell>
          <table:table-cell office:value-type="float" office:value="2054.7925392670159" table:number-columns-spanned="2" table:number-rows-spanned="1" table:style-name="ce7">
            <text:p>2,055</text:p>
          </table:table-cell>
          <table:covered-table-cell/>
          <table:table-cell office:value-type="float" office:value="12558892" table:style-name="ce3">
            <text:p>12,558,892</text:p>
          </table:table-cell>
          <table:table-cell office:value-type="float" office:value="16879465" table:style-name="ce3">
            <text:p>16,879,465</text:p>
          </table:table-cell>
          <table:table-cell office:value-type="float" office:value="33777786" table:style-name="ce3">
            <text:p>33,777,7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5">
            <text:p>康華大飯店</text:p>
          </table:table-cell>
          <table:table-cell office:value-type="string" table:style-name="ce5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597" table:number-columns-spanned="2" table:number-rows-spanned="1" table:style-name="ce7">
            <text:p>597</text:p>
          </table:table-cell>
          <table:covered-table-cell/>
          <table:table-cell office:value-type="percentage" office:value="9.2558139534883718E-2" table:style-name="ce4">
            <text:p>9.26%</text:p>
          </table:table-cell>
          <table:table-cell office:value-type="float" office:value="1748.577889447236" table:number-columns-spanned="2" table:number-rows-spanned="1" table:style-name="ce7">
            <text:p>1,749</text:p>
          </table:table-cell>
          <table:covered-table-cell/>
          <table:table-cell office:value-type="float" office:value="1043901" table:style-name="ce3">
            <text:p>1,043,901</text:p>
          </table:table-cell>
          <table:table-cell office:value-type="float" office:value="6500324" table:style-name="ce3">
            <text:p>6,500,324</text:p>
          </table:table-cell>
          <table:table-cell office:value-type="float" office:value="8056679" table:style-name="ce3">
            <text:p>8,056,6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5">
            <text:p>兄弟大飯店</text:p>
          </table:table-cell>
          <table:table-cell office:value-type="string" table:style-name="ce5">
            <text:p>Taipei</text:p>
          </table:table-cell>
          <table:table-cell office:value-type="float" office:value="250" table:style-name="ce3">
            <text:p>250</text:p>
          </table:table-cell>
          <table:table-cell office:value-type="float" office:value="2999" table:number-columns-spanned="2" table:number-rows-spanned="1" table:style-name="ce7">
            <text:p>2,999</text:p>
          </table:table-cell>
          <table:covered-table-cell/>
          <table:table-cell office:value-type="percentage" office:value="0.39986666666666659" table:style-name="ce4">
            <text:p>39.99%</text:p>
          </table:table-cell>
          <table:table-cell office:value-type="float" office:value="1838.172724241414" table:number-columns-spanned="2" table:number-rows-spanned="1" table:style-name="ce7">
            <text:p>1,838</text:p>
          </table:table-cell>
          <table:covered-table-cell/>
          <table:table-cell office:value-type="float" office:value="5512680" table:style-name="ce3">
            <text:p>5,512,680</text:p>
          </table:table-cell>
          <table:table-cell office:value-type="float" office:value="34046177" table:style-name="ce3">
            <text:p>34,046,177</text:p>
          </table:table-cell>
          <table:table-cell office:value-type="float" office:value="43828762" table:style-name="ce3">
            <text:p>43,828,7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5">
            <text:p>三德大飯店</text:p>
          </table:table-cell>
          <table:table-cell office:value-type="string" table:style-name="ce5">
            <text:p>Taipei</text:p>
          </table:table-cell>
          <table:table-cell office:value-type="float" office:value="287" table:style-name="ce3">
            <text:p>287</text:p>
          </table:table-cell>
          <table:table-cell office:value-type="float" office:value="723" table:number-columns-spanned="2" table:number-rows-spanned="1" table:style-name="ce7">
            <text:p>723</text:p>
          </table:table-cell>
          <table:covered-table-cell/>
          <table:table-cell office:value-type="percentage" office:value="8.3972125435540071E-2" table:style-name="ce4">
            <text:p>8.40%</text:p>
          </table:table-cell>
          <table:table-cell office:value-type="float" office:value="3436.5532503457821" table:number-columns-spanned="2" table:number-rows-spanned="1" table:style-name="ce7">
            <text:p>3,437</text:p>
          </table:table-cell>
          <table:covered-table-cell/>
          <table:table-cell office:value-type="float" office:value="2484628" table:style-name="ce3">
            <text:p>2,484,628</text:p>
          </table:table-cell>
          <table:table-cell office:value-type="float" office:value="403799" table:style-name="ce3">
            <text:p>403,799</text:p>
          </table:table-cell>
          <table:table-cell office:value-type="float" office:value="3763588" table:style-name="ce3">
            <text:p>3,763,5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5">
            <text:p>亞都麗緻大飯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1354" table:number-columns-spanned="2" table:number-rows-spanned="1" table:style-name="ce7">
            <text:p>1,354</text:p>
          </table:table-cell>
          <table:covered-table-cell/>
          <table:table-cell office:value-type="percentage" office:value="0.21594896331738439" table:style-name="ce4">
            <text:p>21.59%</text:p>
          </table:table-cell>
          <table:table-cell office:value-type="float" office:value="2646.7747415066469" table:number-columns-spanned="2" table:number-rows-spanned="1" table:style-name="ce7">
            <text:p>2,647</text:p>
          </table:table-cell>
          <table:covered-table-cell/>
          <table:table-cell office:value-type="float" office:value="3583733" table:style-name="ce3">
            <text:p>3,583,733</text:p>
          </table:table-cell>
          <table:table-cell office:value-type="float" office:value="12697749" table:style-name="ce3">
            <text:p>12,697,749</text:p>
          </table:table-cell>
          <table:table-cell office:value-type="float" office:value="20859641" table:style-name="ce3">
            <text:p>20,859,6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5">
            <text:p>國聯大飯店</text:p>
          </table:table-cell>
          <table:table-cell office:value-type="string" table:style-name="ce5">
            <text:p>Taipei</text:p>
          </table:table-cell>
          <table:table-cell office:value-type="float" office:value="243" table:style-name="ce3">
            <text:p>243</text:p>
          </table:table-cell>
          <table:table-cell office:value-type="float" office:value="2501" table:number-columns-spanned="2" table:number-rows-spanned="1" table:style-name="ce7">
            <text:p>2,501</text:p>
          </table:table-cell>
          <table:covered-table-cell/>
          <table:table-cell office:value-type="percentage" office:value="0.34307270233196158" table:style-name="ce4">
            <text:p>34.31%</text:p>
          </table:table-cell>
          <table:table-cell office:value-type="float" office:value="1337.4910035985611" table:number-columns-spanned="2" table:number-rows-spanned="1" table:style-name="ce7">
            <text:p>1,337</text:p>
          </table:table-cell>
          <table:covered-table-cell/>
          <table:table-cell office:value-type="float" office:value="3345065" table:style-name="ce3">
            <text:p>3,345,065</text:p>
          </table:table-cell>
          <table:table-cell office:value-type="float" office:value="422920" table:style-name="ce3">
            <text:p>422,920</text:p>
          </table:table-cell>
          <table:table-cell office:value-type="float" office:value="4162654" table:style-name="ce3">
            <text:p>4,162,6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5">
            <text:p>台北寒舍喜來登大飯店</text:p>
          </table:table-cell>
          <table:table-cell office:value-type="string" table:style-name="ce5">
            <text:p>Taipei</text:p>
          </table:table-cell>
          <table:table-cell office:value-type="float" office:value="688" table:style-name="ce3">
            <text:p>688</text:p>
          </table:table-cell>
          <table:table-cell office:value-type="float" office:value="6246" table:number-columns-spanned="2" table:number-rows-spanned="1" table:style-name="ce7">
            <text:p>6,246</text:p>
          </table:table-cell>
          <table:covered-table-cell/>
          <table:table-cell office:value-type="percentage" office:value="0.30261627906976751" table:style-name="ce4">
            <text:p>30.26%</text:p>
          </table:table-cell>
          <table:table-cell office:value-type="float" office:value="3078.8808837656102" table:number-columns-spanned="2" table:number-rows-spanned="1" table:style-name="ce7">
            <text:p>3,079</text:p>
          </table:table-cell>
          <table:covered-table-cell/>
          <table:table-cell office:value-type="float" office:value="19230690" table:style-name="ce3">
            <text:p>19,230,690</text:p>
          </table:table-cell>
          <table:table-cell office:value-type="float" office:value="93681698" table:style-name="ce3">
            <text:p>93,681,698</text:p>
          </table:table-cell>
          <table:table-cell office:value-type="float" office:value="127319406" table:style-name="ce3">
            <text:p>127,319,4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5">
            <text:p>老爺大酒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2629" table:number-columns-spanned="2" table:number-rows-spanned="1" table:style-name="ce7">
            <text:p>2,629</text:p>
          </table:table-cell>
          <table:covered-table-cell/>
          <table:table-cell office:value-type="percentage" office:value="0.43382838283828379" table:style-name="ce4">
            <text:p>43.38%</text:p>
          </table:table-cell>
          <table:table-cell office:value-type="float" office:value="2355.7596044123238" table:number-columns-spanned="2" table:number-rows-spanned="1" table:style-name="ce7">
            <text:p>2,356</text:p>
          </table:table-cell>
          <table:covered-table-cell/>
          <table:table-cell office:value-type="float" office:value="6193292" table:style-name="ce3">
            <text:p>6,193,292</text:p>
          </table:table-cell>
          <table:table-cell office:value-type="float" office:value="20601494" table:style-name="ce3">
            <text:p>20,601,494</text:p>
          </table:table-cell>
          <table:table-cell office:value-type="float" office:value="31071423" table:style-name="ce3">
            <text:p>31,071,4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5">
            <text:p>福華大飯店</text:p>
          </table:table-cell>
          <table:table-cell office:value-type="string" table:style-name="ce5">
            <text:p>Taipei</text:p>
          </table:table-cell>
          <table:table-cell office:value-type="float" office:value="606" table:style-name="ce3">
            <text:p>606</text:p>
          </table:table-cell>
          <table:table-cell office:value-type="float" office:value="3511" table:number-columns-spanned="2" table:number-rows-spanned="1" table:style-name="ce7">
            <text:p>3,511</text:p>
          </table:table-cell>
          <table:covered-table-cell/>
          <table:table-cell office:value-type="percentage" office:value="0.19312431243124309" table:style-name="ce4">
            <text:p>19.31%</text:p>
          </table:table-cell>
          <table:table-cell office:value-type="float" office:value="2468.8123041868412" table:number-columns-spanned="2" table:number-rows-spanned="1" table:style-name="ce7">
            <text:p>2,469</text:p>
          </table:table-cell>
          <table:covered-table-cell/>
          <table:table-cell office:value-type="float" office:value="8668000" table:style-name="ce3">
            <text:p>8,668,000</text:p>
          </table:table-cell>
          <table:table-cell office:value-type="float" office:value="28894000" table:style-name="ce3">
            <text:p>28,894,000</text:p>
          </table:table-cell>
          <table:table-cell office:value-type="float" office:value="51026000" table:style-name="ce3">
            <text:p>51,026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5">
            <text:p>台北君悅酒店</text:p>
          </table:table-cell>
          <table:table-cell office:value-type="string" table:style-name="ce5">
            <text:p>Taipei</text:p>
          </table:table-cell>
          <table:table-cell office:value-type="float" office:value="850" table:style-name="ce3">
            <text:p>850</text:p>
          </table:table-cell>
          <table:table-cell office:value-type="float" office:value="5951" table:number-columns-spanned="2" table:number-rows-spanned="1" table:style-name="ce7">
            <text:p>5,951</text:p>
          </table:table-cell>
          <table:covered-table-cell/>
          <table:table-cell office:value-type="percentage" office:value="0.23337254901960791" table:style-name="ce4">
            <text:p>23.34%</text:p>
          </table:table-cell>
          <table:table-cell office:value-type="float" office:value="4065.496387161822" table:number-columns-spanned="2" table:number-rows-spanned="1" table:style-name="ce7">
            <text:p>4,065</text:p>
          </table:table-cell>
          <table:covered-table-cell/>
          <table:table-cell office:value-type="float" office:value="24193769" table:style-name="ce3">
            <text:p>24,193,769</text:p>
          </table:table-cell>
          <table:table-cell office:value-type="float" office:value="83107576" table:style-name="ce3">
            <text:p>83,107,576</text:p>
          </table:table-cell>
          <table:table-cell office:value-type="float" office:value="122698270" table:style-name="ce3">
            <text:p>122,698,2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5">
            <text:p>西華大飯店</text:p>
          </table:table-cell>
          <table:table-cell office:value-type="string" table:style-name="ce5">
            <text:p>Taipei</text:p>
          </table:table-cell>
          <table:table-cell office:value-type="float" office:value="343" table:style-name="ce3">
            <text:p>343</text:p>
          </table:table-cell>
          <table:table-cell office:value-type="float" office:value="2344" table:number-columns-spanned="2" table:number-rows-spanned="1" table:style-name="ce7">
            <text:p>2,344</text:p>
          </table:table-cell>
          <table:covered-table-cell/>
          <table:table-cell office:value-type="percentage" office:value="0.2277939747327502" table:style-name="ce4">
            <text:p>22.78%</text:p>
          </table:table-cell>
          <table:table-cell office:value-type="float" office:value="2598.8404436860069" table:number-columns-spanned="2" table:number-rows-spanned="1" table:style-name="ce7">
            <text:p>2,599</text:p>
          </table:table-cell>
          <table:covered-table-cell/>
          <table:table-cell office:value-type="float" office:value="6091682" table:style-name="ce3">
            <text:p>6,091,682</text:p>
          </table:table-cell>
          <table:table-cell office:value-type="float" office:value="12497104" table:style-name="ce3">
            <text:p>12,497,104</text:p>
          </table:table-cell>
          <table:table-cell office:value-type="float" office:value="20728064" table:style-name="ce3">
            <text:p>20,728,0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5">
            <text:p>晶華酒店</text:p>
          </table:table-cell>
          <table:table-cell office:value-type="string" table:style-name="ce5">
            <text:p>Taipei</text:p>
          </table:table-cell>
          <table:table-cell office:value-type="float" office:value="538" table:style-name="ce3">
            <text:p>538</text:p>
          </table:table-cell>
          <table:table-cell office:value-type="float" office:value="6278" table:number-columns-spanned="2" table:number-rows-spanned="1" table:style-name="ce7">
            <text:p>6,278</text:p>
          </table:table-cell>
          <table:covered-table-cell/>
          <table:table-cell office:value-type="percentage" office:value="0.3889714993804213" table:style-name="ce4">
            <text:p>38.90%</text:p>
          </table:table-cell>
          <table:table-cell office:value-type="float" office:value="3843.7438674737182" table:number-columns-spanned="2" table:number-rows-spanned="1" table:style-name="ce7">
            <text:p>3,844</text:p>
          </table:table-cell>
          <table:covered-table-cell/>
          <table:table-cell office:value-type="float" office:value="24131024" table:style-name="ce3">
            <text:p>24,131,024</text:p>
          </table:table-cell>
          <table:table-cell office:value-type="float" office:value="124209796" table:style-name="ce3">
            <text:p>124,209,796</text:p>
          </table:table-cell>
          <table:table-cell office:value-type="float" office:value="165342733" table:style-name="ce3">
            <text:p>165,342,7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5">
            <text:p>香格里拉台北遠東國際大飯店</text:p>
          </table:table-cell>
          <table:table-cell office:value-type="string" table:style-name="ce5">
            <text:p>Taipei</text:p>
          </table:table-cell>
          <table:table-cell office:value-type="float" office:value="420" table:style-name="ce3">
            <text:p>420</text:p>
          </table:table-cell>
          <table:table-cell office:value-type="float" office:value="2389" table:number-columns-spanned="2" table:number-rows-spanned="1" table:style-name="ce7">
            <text:p>2,389</text:p>
          </table:table-cell>
          <table:covered-table-cell/>
          <table:table-cell office:value-type="percentage" office:value="0.18960317460317461" table:style-name="ce4">
            <text:p>18.96%</text:p>
          </table:table-cell>
          <table:table-cell office:value-type="float" office:value="4858.8501465048139" table:number-columns-spanned="2" table:number-rows-spanned="1" table:style-name="ce7">
            <text:p>4,859</text:p>
          </table:table-cell>
          <table:covered-table-cell/>
          <table:table-cell office:value-type="float" office:value="11607793" table:style-name="ce3">
            <text:p>11,607,793</text:p>
          </table:table-cell>
          <table:table-cell office:value-type="float" office:value="40988992" table:style-name="ce3">
            <text:p>40,988,992</text:p>
          </table:table-cell>
          <table:table-cell office:value-type="float" office:value="62179549" table:style-name="ce3">
            <text:p>62,179,5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5">
            <text:p>神旺大飯店</text:p>
          </table:table-cell>
          <table:table-cell office:value-type="string" table:style-name="ce5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235" table:number-columns-spanned="2" table:number-rows-spanned="1" table:style-name="ce7">
            <text:p>235</text:p>
          </table:table-cell>
          <table:covered-table-cell/>
          <table:table-cell office:value-type="percentage" office:value="2.922885572139303E-2" table:style-name="ce4">
            <text:p>2.92%</text:p>
          </table:table-cell>
          <table:table-cell office:value-type="float" office:value="3059.391489361702" table:number-columns-spanned="2" table:number-rows-spanned="1" table:style-name="ce7">
            <text:p>3,059</text:p>
          </table:table-cell>
          <table:covered-table-cell/>
          <table:table-cell office:value-type="float" office:value="718957" table:style-name="ce3">
            <text:p>718,957</text:p>
          </table:table-cell>
          <table:table-cell office:value-type="float" office:value="19992085" table:style-name="ce3">
            <text:p>19,992,085</text:p>
          </table:table-cell>
          <table:table-cell office:value-type="float" office:value="21880402" table:style-name="ce3">
            <text:p>21,880,4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5">
            <text:p>美麗信花園酒店</text:p>
          </table:table-cell>
          <table:table-cell office:value-type="string" table:style-name="ce5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1692" table:number-columns-spanned="2" table:number-rows-spanned="1" table:style-name="ce7">
            <text:p>1,692</text:p>
          </table:table-cell>
          <table:covered-table-cell/>
          <table:table-cell office:value-type="percentage" office:value="0.27783251231527101" table:style-name="ce4">
            <text:p>27.78%</text:p>
          </table:table-cell>
          <table:table-cell office:value-type="float" office:value="1296.4131205673759" table:number-columns-spanned="2" table:number-rows-spanned="1" table:style-name="ce7">
            <text:p>1,296</text:p>
          </table:table-cell>
          <table:covered-table-cell/>
          <table:table-cell office:value-type="float" office:value="2193531" table:style-name="ce3">
            <text:p>2,193,531</text:p>
          </table:table-cell>
          <table:table-cell office:value-type="float" office:value="2002793" table:style-name="ce3">
            <text:p>2,002,793</text:p>
          </table:table-cell>
          <table:table-cell office:value-type="float" office:value="6348373" table:style-name="ce3">
            <text:p>6,348,3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5">
            <text:p>台北寒舍艾美酒店</text:p>
          </table:table-cell>
          <table:table-cell office:value-type="string" table:style-name="ce5">
            <text:p>Taipei</text:p>
          </table:table-cell>
          <table:table-cell office:value-type="float" office:value="160" table:style-name="ce3">
            <text:p>160</text:p>
          </table:table-cell>
          <table:table-cell office:value-type="float" office:value="1385" table:number-columns-spanned="2" table:number-rows-spanned="1" table:style-name="ce7">
            <text:p>1,385</text:p>
          </table:table-cell>
          <table:covered-table-cell/>
          <table:table-cell office:value-type="percentage" office:value="0.28854166666666659" table:style-name="ce4">
            <text:p>28.85%</text:p>
          </table:table-cell>
          <table:table-cell office:value-type="float" office:value="6499.2916967509027" table:number-columns-spanned="2" table:number-rows-spanned="1" table:style-name="ce7">
            <text:p>6,499</text:p>
          </table:table-cell>
          <table:covered-table-cell/>
          <table:table-cell office:value-type="float" office:value="9001519" table:style-name="ce3">
            <text:p>9,001,519</text:p>
          </table:table-cell>
          <table:table-cell office:value-type="float" office:value="62657541" table:style-name="ce3">
            <text:p>62,657,541</text:p>
          </table:table-cell>
          <table:table-cell office:value-type="float" office:value="78143913" table:style-name="ce3">
            <text:p>78,143,9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5">
            <text:p>台北W飯店</text:p>
          </table:table-cell>
          <table:table-cell office:value-type="string" table:style-name="ce5">
            <text:p>Taipei</text:p>
          </table:table-cell>
          <table:table-cell office:value-type="float" office:value="405" table:style-name="ce3">
            <text:p>405</text:p>
          </table:table-cell>
          <table:table-cell office:value-type="float" office:value="3972" table:number-columns-spanned="2" table:number-rows-spanned="1" table:style-name="ce7">
            <text:p>3,972</text:p>
          </table:table-cell>
          <table:covered-table-cell/>
          <table:table-cell office:value-type="percentage" office:value="0.32691358024691358" table:style-name="ce4">
            <text:p>32.69%</text:p>
          </table:table-cell>
          <table:table-cell office:value-type="float" office:value="5587.2139979859012" table:number-columns-spanned="2" table:number-rows-spanned="1" table:style-name="ce7">
            <text:p>5,587</text:p>
          </table:table-cell>
          <table:covered-table-cell/>
          <table:table-cell office:value-type="float" office:value="22192414" table:style-name="ce3">
            <text:p>22,192,414</text:p>
          </table:table-cell>
          <table:table-cell office:value-type="float" office:value="41219316" table:style-name="ce3">
            <text:p>41,219,316</text:p>
          </table:table-cell>
          <table:table-cell office:value-type="float" office:value="70952102" table:style-name="ce3">
            <text:p>70,952,1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5">
            <text:p>台北萬豪酒店</text:p>
          </table:table-cell>
          <table:table-cell office:value-type="string" table:style-name="ce5">
            <text:p>Taipei</text:p>
          </table:table-cell>
          <table:table-cell office:value-type="float" office:value="318" table:style-name="ce3">
            <text:p>318</text:p>
          </table:table-cell>
          <table:table-cell office:value-type="float" office:value="3713" table:number-columns-spanned="2" table:number-rows-spanned="1" table:style-name="ce7">
            <text:p>3,713</text:p>
          </table:table-cell>
          <table:covered-table-cell/>
          <table:table-cell office:value-type="percentage" office:value="0.38920335429769393" table:style-name="ce4">
            <text:p>38.92%</text:p>
          </table:table-cell>
          <table:table-cell office:value-type="float" office:value="4164.6862375437649" table:number-columns-spanned="2" table:number-rows-spanned="1" table:style-name="ce7">
            <text:p>4,165</text:p>
          </table:table-cell>
          <table:covered-table-cell/>
          <table:table-cell office:value-type="float" office:value="15463480" table:style-name="ce3">
            <text:p>15,463,480</text:p>
          </table:table-cell>
          <table:table-cell office:value-type="float" office:value="64150209" table:style-name="ce3">
            <text:p>64,150,209</text:p>
          </table:table-cell>
          <table:table-cell office:value-type="float" office:value="100705504" table:style-name="ce3">
            <text:p>100,705,5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5">
            <text:p>台北美福大飯店</text:p>
          </table:table-cell>
          <table:table-cell office:value-type="string" table:style-name="ce5">
            <text:p>Taipei</text:p>
          </table:table-cell>
          <table:table-cell office:value-type="float" office:value="146" table:style-name="ce3">
            <text:p>146</text:p>
          </table:table-cell>
          <table:table-cell office:value-type="float" office:value="1345" table:number-columns-spanned="2" table:number-rows-spanned="1" table:style-name="ce7">
            <text:p>1,345</text:p>
          </table:table-cell>
          <table:covered-table-cell/>
          <table:table-cell office:value-type="percentage" office:value="0.30707762557077628" table:style-name="ce4">
            <text:p>30.71%</text:p>
          </table:table-cell>
          <table:table-cell office:value-type="float" office:value="4819.9910780669143" table:number-columns-spanned="2" table:number-rows-spanned="1" table:style-name="ce7">
            <text:p>4,820</text:p>
          </table:table-cell>
          <table:covered-table-cell/>
          <table:table-cell office:value-type="float" office:value="6482888" table:style-name="ce3">
            <text:p>6,482,888</text:p>
          </table:table-cell>
          <table:table-cell office:value-type="float" office:value="52933538" table:style-name="ce3">
            <text:p>52,933,538</text:p>
          </table:table-cell>
          <table:table-cell office:value-type="float" office:value="63880458" table:style-name="ce3">
            <text:p>63,880,4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5">
            <text:p>亞士都飯店</text:p>
          </table:table-cell>
          <table:table-cell office:value-type="string" table:style-name="ce5">
            <text:p>Taipei</text:p>
          </table:table-cell>
          <table:table-cell office:value-type="float" office:value="40" table:style-name="ce3">
            <text:p>40</text:p>
          </table:table-cell>
          <table:table-cell office:value-type="float" office:value="110" table:number-columns-spanned="2" table:number-rows-spanned="1" table:style-name="ce7">
            <text:p>110</text:p>
          </table:table-cell>
          <table:covered-table-cell/>
          <table:table-cell office:value-type="percentage" office:value="9.166666666666666E-2" table:style-name="ce4">
            <text:p>9.17%</text:p>
          </table:table-cell>
          <table:table-cell office:value-type="float" office:value="2368.318181818182" table:number-columns-spanned="2" table:number-rows-spanned="1" table:style-name="ce7">
            <text:p>2,368</text:p>
          </table:table-cell>
          <table:covered-table-cell/>
          <table:table-cell office:value-type="float" office:value="260515" table:style-name="ce3">
            <text:p>260,515</text:p>
          </table:table-cell>
          <table:table-cell office:value-type="float" office:value="0" table:style-name="ce3">
            <text:p>0</text:p>
          </table:table-cell>
          <table:table-cell office:value-type="float" office:value="260515" table:style-name="ce3">
            <text:p>260,5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5">
            <text:p>天成大飯店</text:p>
          </table:table-cell>
          <table:table-cell office:value-type="string" table:style-name="ce5">
            <text:p>Taipei</text:p>
          </table:table-cell>
          <table:table-cell office:value-type="float" office:value="225" table:style-name="ce3">
            <text:p>225</text:p>
          </table:table-cell>
          <table:table-cell office:value-type="float" office:value="3821" table:number-columns-spanned="2" table:number-rows-spanned="1" table:style-name="ce7">
            <text:p>3,821</text:p>
          </table:table-cell>
          <table:covered-table-cell/>
          <table:table-cell office:value-type="percentage" office:value="0.56607407407407406" table:style-name="ce4">
            <text:p>56.61%</text:p>
          </table:table-cell>
          <table:table-cell office:value-type="float" office:value="1533.198900811306" table:number-columns-spanned="2" table:number-rows-spanned="1" table:style-name="ce7">
            <text:p>1,533</text:p>
          </table:table-cell>
          <table:covered-table-cell/>
          <table:table-cell office:value-type="float" office:value="5858353" table:style-name="ce3">
            <text:p>5,858,353</text:p>
          </table:table-cell>
          <table:table-cell office:value-type="float" office:value="18929883" table:style-name="ce3">
            <text:p>18,929,883</text:p>
          </table:table-cell>
          <table:table-cell office:value-type="float" office:value="26720126" table:style-name="ce3">
            <text:p>26,720,1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5">
            <text:p>六福客棧</text:p>
          </table:table-cell>
          <table:table-cell office:value-type="string" table:style-name="ce5">
            <text:p>Taipei</text:p>
          </table:table-cell>
          <table:table-cell office:value-type="float" office:value="230" table:style-name="ce3">
            <text:p>230</text:p>
          </table:table-cell>
          <table:table-cell office:value-type="float" office:value="1204" table:number-columns-spanned="2" table:number-rows-spanned="1" table:style-name="ce7">
            <text:p>1,204</text:p>
          </table:table-cell>
          <table:covered-table-cell/>
          <table:table-cell office:value-type="percentage" office:value="0.17449275362318839" table:style-name="ce4">
            <text:p>17.45%</text:p>
          </table:table-cell>
          <table:table-cell office:value-type="float" office:value="763.68604651162786" table:number-columns-spanned="2" table:number-rows-spanned="1" table:style-name="ce7">
            <text:p>764</text:p>
          </table:table-cell>
          <table:covered-table-cell/>
          <table:table-cell office:value-type="float" office:value="919478" table:style-name="ce3">
            <text:p>919,478</text:p>
          </table:table-cell>
          <table:table-cell office:value-type="float" office:value="0" table:style-name="ce3">
            <text:p>0</text:p>
          </table:table-cell>
          <table:table-cell office:value-type="float" office:value="1098764" table:style-name="ce3">
            <text:p>1,098,7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5">
            <text:p>第一大飯店</text:p>
          </table:table-cell>
          <table:table-cell office:value-type="string" table:style-name="ce5">
            <text:p>Taipei</text:p>
          </table:table-cell>
          <table:table-cell office:value-type="float" office:value="176" table:style-name="ce3">
            <text:p>176</text:p>
          </table:table-cell>
          <table:table-cell office:value-type="float" office:value="784" table:number-columns-spanned="2" table:number-rows-spanned="1" table:style-name="ce7">
            <text:p>784</text:p>
          </table:table-cell>
          <table:covered-table-cell/>
          <table:table-cell office:value-type="percentage" office:value="0.1484848484848485" table:style-name="ce4">
            <text:p>14.85%</text:p>
          </table:table-cell>
          <table:table-cell office:value-type="float" office:value="1184.9094387755099" table:number-columns-spanned="2" table:number-rows-spanned="1" table:style-name="ce7">
            <text:p>1,185</text:p>
          </table:table-cell>
          <table:covered-table-cell/>
          <table:table-cell office:value-type="float" office:value="928969" table:style-name="ce3">
            <text:p>928,969</text:p>
          </table:table-cell>
          <table:table-cell office:value-type="float" office:value="2920962" table:style-name="ce3">
            <text:p>2,920,962</text:p>
          </table:table-cell>
          <table:table-cell office:value-type="float" office:value="23305071" table:style-name="ce3">
            <text:p>23,305,0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5">
            <text:p>慶泰大飯店</text:p>
          </table:table-cell>
          <table:table-cell office:value-type="string" table:style-name="ce5">
            <text:p>Taipei</text:p>
          </table:table-cell>
          <table:table-cell office:value-type="float" office:value="150" table:style-name="ce3">
            <text:p>150</text:p>
          </table:table-cell>
          <table:table-cell office:value-type="float" office:value="743" table:number-columns-spanned="2" table:number-rows-spanned="1" table:style-name="ce7">
            <text:p>743</text:p>
          </table:table-cell>
          <table:covered-table-cell/>
          <table:table-cell office:value-type="percentage" office:value="0.1651111111111111" table:style-name="ce4">
            <text:p>16.51%</text:p>
          </table:table-cell>
          <table:table-cell office:value-type="float" office:value="1514.8425302826381" table:number-columns-spanned="2" table:number-rows-spanned="1" table:style-name="ce7">
            <text:p>1,515</text:p>
          </table:table-cell>
          <table:covered-table-cell/>
          <table:table-cell office:value-type="float" office:value="1125528" table:style-name="ce3">
            <text:p>1,125,528</text:p>
          </table:table-cell>
          <table:table-cell office:value-type="float" office:value="2559755" table:style-name="ce3">
            <text:p>2,559,755</text:p>
          </table:table-cell>
          <table:table-cell office:value-type="float" office:value="3962710" table:style-name="ce3">
            <text:p>3,962,7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2];&quot;*&quot;;&quot;&quot;)" table:style-name="ce5">
            <text:p>歐華酒店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419" table:number-columns-spanned="2" table:number-rows-spanned="1" table:style-name="ce7">
            <text:p>419</text:p>
          </table:table-cell>
          <table:covered-table-cell/>
          <table:table-cell office:value-type="percentage" office:value="0.124702380952381" table:style-name="ce4">
            <text:p>12.47%</text:p>
          </table:table-cell>
          <table:table-cell office:value-type="float" office:value="2717.7040572792362" table:number-columns-spanned="2" table:number-rows-spanned="1" table:style-name="ce7">
            <text:p>2,718</text:p>
          </table:table-cell>
          <table:covered-table-cell/>
          <table:table-cell office:value-type="float" office:value="1138718" table:style-name="ce3">
            <text:p>1,138,718</text:p>
          </table:table-cell>
          <table:table-cell office:value-type="float" office:value="4664726" table:style-name="ce3">
            <text:p>4,664,726</text:p>
          </table:table-cell>
          <table:table-cell office:value-type="float" office:value="6428947" table:style-name="ce3">
            <text:p>6,428,9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3];&quot;*&quot;;&quot;&quot;)" table:style-name="ce5">
            <text:p>福容大飯店 <text:s/>台北一館</text:p>
          </table:table-cell>
          <table:table-cell office:value-type="string" table:style-name="ce5">
            <text:p>Taipei</text:p>
          </table:table-cell>
          <table:table-cell office:value-type="float" office:value="120" table:style-name="ce3">
            <text:p>120</text:p>
          </table:table-cell>
          <table:table-cell office:value-type="float" office:value="596" table:number-columns-spanned="2" table:number-rows-spanned="1" table:style-name="ce7">
            <text:p>596</text:p>
          </table:table-cell>
          <table:covered-table-cell/>
          <table:table-cell office:value-type="percentage" office:value="0.16555555555555559" table:style-name="ce4">
            <text:p>16.56%</text:p>
          </table:table-cell>
          <table:table-cell office:value-type="float" office:value="2498.5067114093958" table:number-columns-spanned="2" table:number-rows-spanned="1" table:style-name="ce7">
            <text:p>2,499</text:p>
          </table:table-cell>
          <table:covered-table-cell/>
          <table:table-cell office:value-type="float" office:value="1489110" table:style-name="ce3">
            <text:p>1,489,110</text:p>
          </table:table-cell>
          <table:table-cell office:value-type="float" office:value="6822930" table:style-name="ce3">
            <text:p>6,822,930</text:p>
          </table:table-cell>
          <table:table-cell office:value-type="float" office:value="9030013" table:style-name="ce3">
            <text:p>9,030,0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4];&quot;*&quot;;&quot;&quot;)" table:style-name="ce5">
            <text:p>首都大飯店</text:p>
          </table:table-cell>
          <table:table-cell office:value-type="string" table:style-name="ce5">
            <text:p>Taipei</text:p>
          </table:table-cell>
          <table:table-cell office:value-type="float" office:value="129" table:style-name="ce3">
            <text:p>129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percentage" office:value="0" table:style-name="ce4">
            <text:p>0.00%</text:p>
          </table:table-cell>
          <table:table-cell office:value-type="string" table:number-columns-spanned="2" table:number-rows-spanned="1" table:style-name="ce7">
            <text:p><text:s/></text:p>
          </table:table-cell>
          <table:covered-table-cell/>
          <table:table-cell office:value-type="float" office:value="0" table:style-name="ce3">
            <text:p>0</text:p>
          </table:table-cell>
          <table:table-cell office:value-type="float" office:value="447851" table:style-name="ce3">
            <text:p>447,851</text:p>
          </table:table-cell>
          <table:table-cell office:value-type="float" office:value="1082227" table:style-name="ce3">
            <text:p>1,082,2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5];&quot;*&quot;;&quot;&quot;)" table:style-name="ce5">
            <text:p>台北君品大酒店</text:p>
          </table:table-cell>
          <table:table-cell office:value-type="string" table:style-name="ce5">
            <text:p>Taipei</text:p>
          </table:table-cell>
          <table:table-cell office:value-type="float" office:value="286" table:style-name="ce3">
            <text:p>286</text:p>
          </table:table-cell>
          <table:table-cell office:value-type="float" office:value="2598" table:number-columns-spanned="2" table:number-rows-spanned="1" table:style-name="ce7">
            <text:p>2,598</text:p>
          </table:table-cell>
          <table:covered-table-cell/>
          <table:table-cell office:value-type="percentage" office:value="0.30279720279720279" table:style-name="ce4">
            <text:p>30.28%</text:p>
          </table:table-cell>
          <table:table-cell office:value-type="float" office:value="2632.4414934565052" table:number-columns-spanned="2" table:number-rows-spanned="1" table:style-name="ce7">
            <text:p>2,632</text:p>
          </table:table-cell>
          <table:covered-table-cell/>
          <table:table-cell office:value-type="float" office:value="6839083" table:style-name="ce3">
            <text:p>6,839,083</text:p>
          </table:table-cell>
          <table:table-cell office:value-type="float" office:value="56921388" table:style-name="ce3">
            <text:p>56,921,388</text:p>
          </table:table-cell>
          <table:table-cell office:value-type="float" office:value="68828458" table:style-name="ce3">
            <text:p>68,828,4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6];&quot;*&quot;;&quot;&quot;)" table:style-name="ce5">
            <text:p>台北花園大酒店</text:p>
          </table:table-cell>
          <table:table-cell office:value-type="string" table:style-name="ce5">
            <text:p>Taipei</text:p>
          </table:table-cell>
          <table:table-cell office:value-type="float" office:value="241" table:style-name="ce3">
            <text:p>241</text:p>
          </table:table-cell>
          <table:table-cell office:value-type="float" office:value="2745" table:number-columns-spanned="2" table:number-rows-spanned="1" table:style-name="ce7">
            <text:p>2,745</text:p>
          </table:table-cell>
          <table:covered-table-cell/>
          <table:table-cell office:value-type="percentage" office:value="0.3796680497925311" table:style-name="ce4">
            <text:p>37.97%</text:p>
          </table:table-cell>
          <table:table-cell office:value-type="float" office:value="1295.8393442622951" table:number-columns-spanned="2" table:number-rows-spanned="1" table:style-name="ce7">
            <text:p>1,296</text:p>
          </table:table-cell>
          <table:covered-table-cell/>
          <table:table-cell office:value-type="float" office:value="3557079" table:style-name="ce3">
            <text:p>3,557,079</text:p>
          </table:table-cell>
          <table:table-cell office:value-type="float" office:value="18958918" table:style-name="ce3">
            <text:p>18,958,918</text:p>
          </table:table-cell>
          <table:table-cell office:value-type="float" office:value="24792384" table:style-name="ce3">
            <text:p>24,792,3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7];&quot;*&quot;;&quot;&quot;)" table:style-name="ce5">
            <text:p>日勝生加賀屋國際溫泉飯店</text:p>
          </table:table-cell>
          <table:table-cell office:value-type="string" table:style-name="ce5">
            <text:p>Taipei</text:p>
          </table:table-cell>
          <table:table-cell office:value-type="float" office:value="90" table:style-name="ce3">
            <text:p>90</text:p>
          </table:table-cell>
          <table:table-cell office:value-type="float" office:value="1564" table:number-columns-spanned="2" table:number-rows-spanned="1" table:style-name="ce7">
            <text:p>1,564</text:p>
          </table:table-cell>
          <table:covered-table-cell/>
          <table:table-cell office:value-type="percentage" office:value="0.57925925925925925" table:style-name="ce4">
            <text:p>57.93%</text:p>
          </table:table-cell>
          <table:table-cell office:value-type="float" office:value="8600.1381074168803" table:number-columns-spanned="2" table:number-rows-spanned="1" table:style-name="ce7">
            <text:p>8,600</text:p>
          </table:table-cell>
          <table:covered-table-cell/>
          <table:table-cell office:value-type="float" office:value="13450616" table:style-name="ce3">
            <text:p>13,450,616</text:p>
          </table:table-cell>
          <table:table-cell office:value-type="float" office:value="10798333" table:style-name="ce3">
            <text:p>10,798,333</text:p>
          </table:table-cell>
          <table:table-cell office:value-type="float" office:value="31170760" table:style-name="ce3">
            <text:p>31,170,7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8];&quot;*&quot;;&quot;&quot;)" table:style-name="ce5">
            <text:p>北投麗禧溫泉酒店</text:p>
          </table:table-cell>
          <table:table-cell office:value-type="string" table:style-name="ce5">
            <text:p>Taipei</text:p>
          </table:table-cell>
          <table:table-cell office:value-type="float" office:value="66" table:style-name="ce3">
            <text:p>66</text:p>
          </table:table-cell>
          <table:table-cell office:value-type="float" office:value="1479" table:number-columns-spanned="2" table:number-rows-spanned="1" table:style-name="ce7">
            <text:p>1,479</text:p>
          </table:table-cell>
          <table:covered-table-cell/>
          <table:table-cell office:value-type="percentage" office:value="0.74696969696969695" table:style-name="ce4">
            <text:p>74.70%</text:p>
          </table:table-cell>
          <table:table-cell office:value-type="float" office:value="13172.46179851251" table:number-columns-spanned="2" table:number-rows-spanned="1" table:style-name="ce7">
            <text:p>13,172</text:p>
          </table:table-cell>
          <table:covered-table-cell/>
          <table:table-cell office:value-type="float" office:value="19482071" table:style-name="ce3">
            <text:p>19,482,071</text:p>
          </table:table-cell>
          <table:table-cell office:value-type="float" office:value="10022156" table:style-name="ce3">
            <text:p>10,022,156</text:p>
          </table:table-cell>
          <table:table-cell office:value-type="float" office:value="38170415" table:style-name="ce3">
            <text:p>38,170,4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39];&quot;*&quot;;&quot;&quot;)" table:style-name="ce5">
            <text:p>寒舍艾麗酒店</text:p>
          </table:table-cell>
          <table:table-cell office:value-type="string" table:style-name="ce5">
            <text:p>Taipei</text:p>
          </table:table-cell>
          <table:table-cell office:value-type="float" office:value="235" table:style-name="ce3">
            <text:p>235</text:p>
          </table:table-cell>
          <table:table-cell office:value-type="float" office:value="1076" table:number-columns-spanned="2" table:number-rows-spanned="1" table:style-name="ce7">
            <text:p>1,076</text:p>
          </table:table-cell>
          <table:covered-table-cell/>
          <table:table-cell office:value-type="percentage" office:value="0.15262411347517729" table:style-name="ce4">
            <text:p>15.26%</text:p>
          </table:table-cell>
          <table:table-cell office:value-type="float" office:value="5607.7946096654277" table:number-columns-spanned="2" table:number-rows-spanned="1" table:style-name="ce7">
            <text:p>5,608</text:p>
          </table:table-cell>
          <table:covered-table-cell/>
          <table:table-cell office:value-type="float" office:value="6033987" table:style-name="ce3">
            <text:p>6,033,987</text:p>
          </table:table-cell>
          <table:table-cell office:value-type="float" office:value="12756669" table:style-name="ce3">
            <text:p>12,756,669</text:p>
          </table:table-cell>
          <table:table-cell office:value-type="float" office:value="20807727" table:style-name="ce3">
            <text:p>20,807,7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0];&quot;*&quot;;&quot;&quot;)" table:style-name="ce5">
            <text:p>北投老爺酒店</text:p>
          </table:table-cell>
          <table:table-cell office:value-type="string" table:style-name="ce5">
            <text:p>Taipei</text:p>
          </table:table-cell>
          <table:table-cell office:value-type="float" office:value="50" table:style-name="ce3">
            <text:p>50</text:p>
          </table:table-cell>
          <table:table-cell office:value-type="float" office:value="937" table:number-columns-spanned="2" table:number-rows-spanned="1" table:style-name="ce7">
            <text:p>937</text:p>
          </table:table-cell>
          <table:covered-table-cell/>
          <table:table-cell office:value-type="percentage" office:value="0.6246666666666667" table:style-name="ce4">
            <text:p>62.47%</text:p>
          </table:table-cell>
          <table:table-cell office:value-type="float" office:value="4842.9103521878333" table:number-columns-spanned="2" table:number-rows-spanned="1" table:style-name="ce7">
            <text:p>4,843</text:p>
          </table:table-cell>
          <table:covered-table-cell/>
          <table:table-cell office:value-type="float" office:value="4537807" table:style-name="ce3">
            <text:p>4,537,807</text:p>
          </table:table-cell>
          <table:table-cell office:value-type="float" office:value="4079862" table:style-name="ce3">
            <text:p>4,079,862</text:p>
          </table:table-cell>
          <table:table-cell office:value-type="float" office:value="10505948" table:style-name="ce3">
            <text:p>10,505,9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1];&quot;*&quot;;&quot;&quot;)" table:style-name="ce5">
            <text:p>台北有園飯店</text:p>
          </table:table-cell>
          <table:table-cell office:value-type="string" table:style-name="ce5">
            <text:p>Taipei</text:p>
          </table:table-cell>
          <table:table-cell office:value-type="float" office:value="56" table:style-name="ce3">
            <text:p>56</text:p>
          </table:table-cell>
          <table:table-cell office:value-type="float" office:value="648" table:number-columns-spanned="2" table:number-rows-spanned="1" table:style-name="ce7">
            <text:p>648</text:p>
          </table:table-cell>
          <table:covered-table-cell/>
          <table:table-cell office:value-type="percentage" office:value="0.38571428571428568" table:style-name="ce4">
            <text:p>38.57%</text:p>
          </table:table-cell>
          <table:table-cell office:value-type="float" office:value="212.74691358024691" table:number-columns-spanned="2" table:number-rows-spanned="1" table:style-name="ce7">
            <text:p>213</text:p>
          </table:table-cell>
          <table:covered-table-cell/>
          <table:table-cell office:value-type="float" office:value="137860" table:style-name="ce3">
            <text:p>137,860</text:p>
          </table:table-cell>
          <table:table-cell office:value-type="float" office:value="0" table:style-name="ce3">
            <text:p>0</text:p>
          </table:table-cell>
          <table:table-cell office:value-type="float" office:value="837795" table:style-name="ce3">
            <text:p>837,7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2];&quot;*&quot;;&quot;&quot;)" table:style-name="ce5">
            <text:p>合尊酒店 S Hotel</text:p>
          </table:table-cell>
          <table:table-cell office:value-type="string" table:style-name="ce5">
            <text:p>Taipei</text:p>
          </table:table-cell>
          <table:table-cell office:value-type="float" office:value="101" table:style-name="ce3">
            <text:p>101</text:p>
          </table:table-cell>
          <table:table-cell office:value-type="float" office:value="1684" table:number-columns-spanned="2" table:number-rows-spanned="1" table:style-name="ce7">
            <text:p>1,684</text:p>
          </table:table-cell>
          <table:covered-table-cell/>
          <table:table-cell office:value-type="percentage" office:value="0.55577557755775575" table:style-name="ce4">
            <text:p>55.58%</text:p>
          </table:table-cell>
          <table:table-cell office:value-type="float" office:value="3556.5433491686458" table:number-columns-spanned="2" table:number-rows-spanned="1" table:style-name="ce7">
            <text:p>3,557</text:p>
          </table:table-cell>
          <table:covered-table-cell/>
          <table:table-cell office:value-type="float" office:value="5989219" table:style-name="ce3">
            <text:p>5,989,219</text:p>
          </table:table-cell>
          <table:table-cell office:value-type="float" office:value="2368643" table:style-name="ce3">
            <text:p>2,368,643</text:p>
          </table:table-cell>
          <table:table-cell office:value-type="float" office:value="9195765" table:style-name="ce3">
            <text:p>9,195,7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3];&quot;*&quot;;&quot;&quot;)" table:style-name="ce5">
            <text:p>台北中山雅樂軒酒店</text:p>
          </table:table-cell>
          <table:table-cell office:value-type="string" table:style-name="ce5">
            <text:p>Taipei</text:p>
          </table:table-cell>
          <table:table-cell office:value-type="float" office:value="88" table:style-name="ce3">
            <text:p>88</text:p>
          </table:table-cell>
          <table:table-cell office:value-type="float" office:value="1535" table:number-columns-spanned="2" table:number-rows-spanned="1" table:style-name="ce7">
            <text:p>1,535</text:p>
          </table:table-cell>
          <table:covered-table-cell/>
          <table:table-cell office:value-type="percentage" office:value="0.58143939393939392" table:style-name="ce4">
            <text:p>58.14%</text:p>
          </table:table-cell>
          <table:table-cell office:value-type="float" office:value="2193.6416938110751" table:number-columns-spanned="2" table:number-rows-spanned="1" table:style-name="ce7">
            <text:p>2,194</text:p>
          </table:table-cell>
          <table:covered-table-cell/>
          <table:table-cell office:value-type="float" office:value="3367240" table:style-name="ce3">
            <text:p>3,367,240</text:p>
          </table:table-cell>
          <table:table-cell office:value-type="float" office:value="645757" table:style-name="ce3">
            <text:p>645,757</text:p>
          </table:table-cell>
          <table:table-cell office:value-type="float" office:value="4483984" table:style-name="ce3">
            <text:p>4,483,9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4];&quot;*&quot;;&quot;&quot;)" table:style-name="ce5">
            <text:p>義華酒店</text:p>
          </table:table-cell>
          <table:table-cell office:value-type="string" table:style-name="ce5">
            <text:p>Taipei</text:p>
          </table:table-cell>
          <table:table-cell office:value-type="float" office:value="149" table:style-name="ce3">
            <text:p>149</text:p>
          </table:table-cell>
          <table:table-cell office:value-type="float" office:value="736" table:number-columns-spanned="2" table:number-rows-spanned="1" table:style-name="ce7">
            <text:p>736</text:p>
          </table:table-cell>
          <table:covered-table-cell/>
          <table:table-cell office:value-type="percentage" office:value="0.16465324384787469" table:style-name="ce4">
            <text:p>16.47%</text:p>
          </table:table-cell>
          <table:table-cell office:value-type="float" office:value="3064" table:number-columns-spanned="2" table:number-rows-spanned="1" table:style-name="ce7">
            <text:p>3,064</text:p>
          </table:table-cell>
          <table:covered-table-cell/>
          <table:table-cell office:value-type="float" office:value="2255104" table:style-name="ce3">
            <text:p>2,255,104</text:p>
          </table:table-cell>
          <table:table-cell office:value-type="float" office:value="108881" table:style-name="ce3">
            <text:p>108,881</text:p>
          </table:table-cell>
          <table:table-cell office:value-type="float" office:value="3781286" table:style-name="ce3">
            <text:p>3,781,2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5];&quot;*&quot;;&quot;&quot;)" table:style-name="ce5">
            <text:p>華園大飯店</text:p>
          </table:table-cell>
          <table:table-cell office:value-type="string" table:style-name="ce5">
            <text:p>Kaohsiung</text:p>
          </table:table-cell>
          <table:table-cell office:value-type="float" office:value="269" table:style-name="ce3">
            <text:p>269</text:p>
          </table:table-cell>
          <table:table-cell office:value-type="float" office:value="3634" table:number-columns-spanned="2" table:number-rows-spanned="1" table:style-name="ce7">
            <text:p>3,634</text:p>
          </table:table-cell>
          <table:covered-table-cell/>
          <table:table-cell office:value-type="percentage" office:value="0.45030978934324661" table:style-name="ce4">
            <text:p>45.03%</text:p>
          </table:table-cell>
          <table:table-cell office:value-type="float" office:value="1324.8692900385249" table:number-columns-spanned="2" table:number-rows-spanned="1" table:style-name="ce7">
            <text:p>1,325</text:p>
          </table:table-cell>
          <table:covered-table-cell/>
          <table:table-cell office:value-type="float" office:value="4814575" table:style-name="ce3">
            <text:p>4,814,575</text:p>
          </table:table-cell>
          <table:table-cell office:value-type="float" office:value="2643491" table:style-name="ce3">
            <text:p>2,643,491</text:p>
          </table:table-cell>
          <table:table-cell office:value-type="float" office:value="7792072" table:style-name="ce3">
            <text:p>7,792,0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6];&quot;*&quot;;&quot;&quot;)" table:style-name="ce5">
            <text:p>高雄國賓大飯店</text:p>
          </table:table-cell>
          <table:table-cell office:value-type="string" table:style-name="ce5">
            <text:p>Kaohsiung</text:p>
          </table:table-cell>
          <table:table-cell office:value-type="float" office:value="453" table:style-name="ce3">
            <text:p>453</text:p>
          </table:table-cell>
          <table:table-cell office:value-type="float" office:value="8602" table:number-columns-spanned="2" table:number-rows-spanned="1" table:style-name="ce7">
            <text:p>8,602</text:p>
          </table:table-cell>
          <table:covered-table-cell/>
          <table:table-cell office:value-type="percentage" office:value="0.63296541574687271" table:style-name="ce4">
            <text:p>63.30%</text:p>
          </table:table-cell>
          <table:table-cell office:value-type="float" office:value="2091.6302022785399" table:number-columns-spanned="2" table:number-rows-spanned="1" table:style-name="ce7">
            <text:p>2,092</text:p>
          </table:table-cell>
          <table:covered-table-cell/>
          <table:table-cell office:value-type="float" office:value="17992203" table:style-name="ce3">
            <text:p>17,992,203</text:p>
          </table:table-cell>
          <table:table-cell office:value-type="float" office:value="34789420" table:style-name="ce3">
            <text:p>34,789,420</text:p>
          </table:table-cell>
          <table:table-cell office:value-type="float" office:value="54272679" table:style-name="ce3">
            <text:p>54,272,6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7];&quot;*&quot;;&quot;&quot;)" table:style-name="ce5">
            <text:p>漢來大飯店</text:p>
          </table:table-cell>
          <table:table-cell office:value-type="string" table:style-name="ce5">
            <text:p>Kaohsiung</text:p>
          </table:table-cell>
          <table:table-cell office:value-type="float" office:value="535" table:style-name="ce3">
            <text:p>535</text:p>
          </table:table-cell>
          <table:table-cell office:value-type="float" office:value="9916" table:number-columns-spanned="2" table:number-rows-spanned="1" table:style-name="ce7">
            <text:p>9,916</text:p>
          </table:table-cell>
          <table:covered-table-cell/>
          <table:table-cell office:value-type="percentage" office:value="0.61781931464174455" table:style-name="ce4">
            <text:p>61.78%</text:p>
          </table:table-cell>
          <table:table-cell office:value-type="float" office:value="2561.1612545381199" table:number-columns-spanned="2" table:number-rows-spanned="1" table:style-name="ce7">
            <text:p>2,561</text:p>
          </table:table-cell>
          <table:covered-table-cell/>
          <table:table-cell office:value-type="float" office:value="25396475" table:style-name="ce3">
            <text:p>25,396,475</text:p>
          </table:table-cell>
          <table:table-cell office:value-type="float" office:value="68075319" table:style-name="ce3">
            <text:p>68,075,319</text:p>
          </table:table-cell>
          <table:table-cell office:value-type="float" office:value="107874757" table:style-name="ce3">
            <text:p>107,874,7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48];&quot;*&quot;;&quot;&quot;)" table:style-name="ce5">
            <text:p>高雄福華大飯店</text:p>
          </table:table-cell>
          <table:table-cell office:value-type="string" table:style-name="ce5">
            <text:p>Kaohsiung</text:p>
          </table:table-cell>
          <table:table-cell office:value-type="float" office:value="271" table:style-name="ce3">
            <text:p>271</text:p>
          </table:table-cell>
          <table:table-cell office:value-type="float" office:value="4849" table:number-columns-spanned="2" table:number-rows-spanned="1" table:style-name="ce7">
            <text:p>4,849</text:p>
          </table:table-cell>
          <table:covered-table-cell/>
          <table:table-cell office:value-type="percentage" office:value="0.59643296432964332" table:style-name="ce4">
            <text:p>59.64%</text:p>
          </table:table-cell>
          <table:table-cell office:value-type="float" office:value="2114.8011961229122" table:number-columns-spanned="2" table:number-rows-spanned="1" table:style-name="ce7">
            <text:p>2,115</text:p>
          </table:table-cell>
          <table:covered-table-cell/>
          <table:table-cell office:value-type="float" office:value="10254671" table:style-name="ce3">
            <text:p>10,254,671</text:p>
          </table:table-cell>
          <table:table-cell office:value-type="float" office:value="20805441" table:style-name="ce3">
            <text:p>20,805,441</text:p>
          </table:table-cell>
          <table:table-cell office:value-type="float" office:value="34235086" table:style-name="ce3">
            <text:p>34,235,0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49];&quot;*&quot;;&quot;&quot;)" table:style-name="ce5">
            <text:p>寒軒國際大飯店</text:p>
          </table:table-cell>
          <table:table-cell office:value-type="string" table:style-name="ce5">
            <text:p>Kaohsiung</text:p>
          </table:table-cell>
          <table:table-cell office:value-type="float" office:value="380" table:style-name="ce3">
            <text:p>380</text:p>
          </table:table-cell>
          <table:table-cell office:value-type="float" office:value="5093" table:number-columns-spanned="2" table:number-rows-spanned="1" table:style-name="ce7">
            <text:p>5,093</text:p>
          </table:table-cell>
          <table:covered-table-cell/>
          <table:table-cell office:value-type="percentage" office:value="0.44675438596491229" table:style-name="ce4">
            <text:p>44.68%</text:p>
          </table:table-cell>
          <table:table-cell office:value-type="float" office:value="1771.7832318869041" table:number-columns-spanned="2" table:number-rows-spanned="1" table:style-name="ce7">
            <text:p>1,772</text:p>
          </table:table-cell>
          <table:covered-table-cell/>
          <table:table-cell office:value-type="float" office:value="9023692" table:style-name="ce3">
            <text:p>9,023,692</text:p>
          </table:table-cell>
          <table:table-cell office:value-type="float" office:value="13403644" table:style-name="ce3">
            <text:p>13,403,644</text:p>
          </table:table-cell>
          <table:table-cell office:value-type="float" office:value="23459631" table:style-name="ce3">
            <text:p>23,459,6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0];&quot;*&quot;;&quot;&quot;)" table:style-name="ce5">
            <text:p>麗尊大酒店</text:p>
          </table:table-cell>
          <table:table-cell office:value-type="string" table:style-name="ce5">
            <text:p>Kaohsiung</text:p>
          </table:table-cell>
          <table:table-cell office:value-type="float" office:value="188" table:style-name="ce3">
            <text:p>188</text:p>
          </table:table-cell>
          <table:table-cell office:value-type="float" office:value="2888" table:number-columns-spanned="2" table:number-rows-spanned="1" table:style-name="ce7">
            <text:p>2,888</text:p>
          </table:table-cell>
          <table:covered-table-cell/>
          <table:table-cell office:value-type="percentage" office:value="0.51205673758865244" table:style-name="ce4">
            <text:p>51.21%</text:p>
          </table:table-cell>
          <table:table-cell office:value-type="float" office:value="2036" table:number-columns-spanned="2" table:number-rows-spanned="1" table:style-name="ce7">
            <text:p>2,036</text:p>
          </table:table-cell>
          <table:covered-table-cell/>
          <table:table-cell office:value-type="float" office:value="5879968" table:style-name="ce3">
            <text:p>5,879,968</text:p>
          </table:table-cell>
          <table:table-cell office:value-type="float" office:value="12186717" table:style-name="ce3">
            <text:p>12,186,717</text:p>
          </table:table-cell>
          <table:table-cell office:value-type="float" office:value="18799326" table:style-name="ce3">
            <text:p>18,799,3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1];&quot;*&quot;;&quot;&quot;)" table:style-name="ce5">
            <text:p>義大皇家酒店</text:p>
          </table:table-cell>
          <table:table-cell office:value-type="string" table:style-name="ce5">
            <text:p>Kaohsiung</text:p>
          </table:table-cell>
          <table:table-cell office:value-type="float" office:value="656" table:style-name="ce3">
            <text:p>656</text:p>
          </table:table-cell>
          <table:table-cell office:value-type="float" office:value="7520" table:number-columns-spanned="2" table:number-rows-spanned="1" table:style-name="ce7">
            <text:p>7,520</text:p>
          </table:table-cell>
          <table:covered-table-cell/>
          <table:table-cell office:value-type="percentage" office:value="0.38211382113821141" table:style-name="ce4">
            <text:p>38.21%</text:p>
          </table:table-cell>
          <table:table-cell office:value-type="float" office:value="2830.5679521276602" table:number-columns-spanned="2" table:number-rows-spanned="1" table:style-name="ce7">
            <text:p>2,831</text:p>
          </table:table-cell>
          <table:covered-table-cell/>
          <table:table-cell office:value-type="float" office:value="21285871" table:style-name="ce3">
            <text:p>21,285,871</text:p>
          </table:table-cell>
          <table:table-cell office:value-type="float" office:value="16514280" table:style-name="ce3">
            <text:p>16,514,280</text:p>
          </table:table-cell>
          <table:table-cell office:value-type="float" office:value="40484928" table:style-name="ce3">
            <text:p>40,484,9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2];&quot;*&quot;;&quot;&quot;)" table:style-name="ce5">
            <text:p>福容大飯店 高雄</text:p>
          </table:table-cell>
          <table:table-cell office:value-type="string" table:style-name="ce5">
            <text:p>Kaohsiung</text:p>
          </table:table-cell>
          <table:table-cell office:value-type="float" office:value="250" table:style-name="ce3">
            <text:p>250</text:p>
          </table:table-cell>
          <table:table-cell office:value-type="float" office:value="4053" table:number-columns-spanned="2" table:number-rows-spanned="1" table:style-name="ce7">
            <text:p>4,053</text:p>
          </table:table-cell>
          <table:covered-table-cell/>
          <table:table-cell office:value-type="percentage" office:value="0.54039999999999999" table:style-name="ce4">
            <text:p>54.04%</text:p>
          </table:table-cell>
          <table:table-cell office:value-type="float" office:value="1855.017764618801" table:number-columns-spanned="2" table:number-rows-spanned="1" table:style-name="ce7">
            <text:p>1,855</text:p>
          </table:table-cell>
          <table:covered-table-cell/>
          <table:table-cell office:value-type="float" office:value="7518387" table:style-name="ce3">
            <text:p>7,518,387</text:p>
          </table:table-cell>
          <table:table-cell office:value-type="float" office:value="3494801" table:style-name="ce3">
            <text:p>3,494,801</text:p>
          </table:table-cell>
          <table:table-cell office:value-type="float" office:value="11028291" table:style-name="ce3">
            <text:p>11,028,2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3];&quot;*&quot;;&quot;&quot;)" table:style-name="ce5">
            <text:p>晶英國際行館</text:p>
          </table:table-cell>
          <table:table-cell office:value-type="string" table:style-name="ce5">
            <text:p>Kaohsiung</text:p>
          </table:table-cell>
          <table:table-cell office:value-type="float" office:value="147" table:style-name="ce3">
            <text:p>147</text:p>
          </table:table-cell>
          <table:table-cell office:value-type="float" office:value="1773" table:number-columns-spanned="2" table:number-rows-spanned="1" table:style-name="ce7">
            <text:p>1,773</text:p>
          </table:table-cell>
          <table:covered-table-cell/>
          <table:table-cell office:value-type="percentage" office:value="0.4020408163265306" table:style-name="ce4">
            <text:p>40.20%</text:p>
          </table:table-cell>
          <table:table-cell office:value-type="float" office:value="6449.5346869712348" table:number-columns-spanned="2" table:number-rows-spanned="1" table:style-name="ce7">
            <text:p>6,450</text:p>
          </table:table-cell>
          <table:covered-table-cell/>
          <table:table-cell office:value-type="float" office:value="11435025" table:style-name="ce3">
            <text:p>11,435,025</text:p>
          </table:table-cell>
          <table:table-cell office:value-type="float" office:value="15684259" table:style-name="ce3">
            <text:p>15,684,259</text:p>
          </table:table-cell>
          <table:table-cell office:value-type="float" office:value="30370641" table:style-name="ce3">
            <text:p>30,370,6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4];&quot;*&quot;;&quot;&quot;)" table:style-name="ce5">
            <text:p>全國大飯店</text:p>
          </table:table-cell>
          <table:table-cell office:value-type="string" table:style-name="ce5">
            <text:p>Taichung</text:p>
          </table:table-cell>
          <table:table-cell office:value-type="float" office:value="178" table:style-name="ce3">
            <text:p>178</text:p>
          </table:table-cell>
          <table:table-cell office:value-type="float" office:value="2303" table:number-columns-spanned="2" table:number-rows-spanned="1" table:style-name="ce7">
            <text:p>2,303</text:p>
          </table:table-cell>
          <table:covered-table-cell/>
          <table:table-cell office:value-type="percentage" office:value="0.4312734082397004" table:style-name="ce4">
            <text:p>43.13%</text:p>
          </table:table-cell>
          <table:table-cell office:value-type="float" office:value="2002.330438558402" table:number-columns-spanned="2" table:number-rows-spanned="1" table:style-name="ce7">
            <text:p>2,002</text:p>
          </table:table-cell>
          <table:covered-table-cell/>
          <table:table-cell office:value-type="float" office:value="4611367" table:style-name="ce3">
            <text:p>4,611,367</text:p>
          </table:table-cell>
          <table:table-cell office:value-type="float" office:value="9962577" table:style-name="ce3">
            <text:p>9,962,577</text:p>
          </table:table-cell>
          <table:table-cell office:value-type="float" office:value="16885010" table:style-name="ce3">
            <text:p>16,885,0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5];&quot;*&quot;;&quot;&quot;)" table:style-name="ce5">
            <text:p>長榮桂冠酒店(台中)</text:p>
          </table:table-cell>
          <table:table-cell office:value-type="string" table:style-name="ce5">
            <text:p>Taichung</text:p>
          </table:table-cell>
          <table:table-cell office:value-type="float" office:value="354" table:style-name="ce3">
            <text:p>354</text:p>
          </table:table-cell>
          <table:table-cell office:value-type="float" office:value="5249" table:number-columns-spanned="2" table:number-rows-spanned="1" table:style-name="ce7">
            <text:p>5,249</text:p>
          </table:table-cell>
          <table:covered-table-cell/>
          <table:table-cell office:value-type="percentage" office:value="0.49425612052730689" table:style-name="ce4">
            <text:p>49.43%</text:p>
          </table:table-cell>
          <table:table-cell office:value-type="float" office:value="2202.5829681844161" table:number-columns-spanned="2" table:number-rows-spanned="1" table:style-name="ce7">
            <text:p>2,203</text:p>
          </table:table-cell>
          <table:covered-table-cell/>
          <table:table-cell office:value-type="float" office:value="11561358" table:style-name="ce3">
            <text:p>11,561,358</text:p>
          </table:table-cell>
          <table:table-cell office:value-type="float" office:value="21198699" table:style-name="ce3">
            <text:p>21,198,699</text:p>
          </table:table-cell>
          <table:table-cell office:value-type="float" office:value="37633431" table:style-name="ce3">
            <text:p>37,633,4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6];&quot;*&quot;;&quot;&quot;)" table:style-name="ce5">
            <text:p>台中福華大飯店</text:p>
          </table:table-cell>
          <table:table-cell office:value-type="string" table:style-name="ce5">
            <text:p>Taichung</text:p>
          </table:table-cell>
          <table:table-cell office:value-type="float" office:value="155" table:style-name="ce3">
            <text:p>155</text:p>
          </table:table-cell>
          <table:table-cell office:value-type="float" office:value="3031" table:number-columns-spanned="2" table:number-rows-spanned="1" table:style-name="ce7">
            <text:p>3,031</text:p>
          </table:table-cell>
          <table:covered-table-cell/>
          <table:table-cell office:value-type="percentage" office:value="0.65182795698924734" table:style-name="ce4">
            <text:p>65.18%</text:p>
          </table:table-cell>
          <table:table-cell office:value-type="float" office:value="2473.461233916199" table:number-columns-spanned="2" table:number-rows-spanned="1" table:style-name="ce7">
            <text:p>2,473</text:p>
          </table:table-cell>
          <table:covered-table-cell/>
          <table:table-cell office:value-type="float" office:value="7497061" table:style-name="ce3">
            <text:p>7,497,061</text:p>
          </table:table-cell>
          <table:table-cell office:value-type="float" office:value="10674708" table:style-name="ce3">
            <text:p>10,674,708</text:p>
          </table:table-cell>
          <table:table-cell office:value-type="float" office:value="20573246" table:style-name="ce3">
            <text:p>20,573,2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7];&quot;*&quot;;&quot;&quot;)" table:style-name="ce5">
            <text:p>台中金典酒店</text:p>
          </table:table-cell>
          <table:table-cell office:value-type="string" table:style-name="ce5">
            <text:p>Taichung</text:p>
          </table:table-cell>
          <table:table-cell office:value-type="float" office:value="222" table:style-name="ce3">
            <text:p>222</text:p>
          </table:table-cell>
          <table:table-cell office:value-type="float" office:value="4021" table:number-columns-spanned="2" table:number-rows-spanned="1" table:style-name="ce7">
            <text:p>4,021</text:p>
          </table:table-cell>
          <table:covered-table-cell/>
          <table:table-cell office:value-type="percentage" office:value="0.60375375375375373" table:style-name="ce4">
            <text:p>60.38%</text:p>
          </table:table-cell>
          <table:table-cell office:value-type="float" office:value="2609.4991295697591" table:number-columns-spanned="2" table:number-rows-spanned="1" table:style-name="ce7">
            <text:p>2,609</text:p>
          </table:table-cell>
          <table:covered-table-cell/>
          <table:table-cell office:value-type="float" office:value="10492796" table:style-name="ce3">
            <text:p>10,492,796</text:p>
          </table:table-cell>
          <table:table-cell office:value-type="float" office:value="16612078" table:style-name="ce3">
            <text:p>16,612,078</text:p>
          </table:table-cell>
          <table:table-cell office:value-type="float" office:value="37039371" table:style-name="ce3">
            <text:p>37,039,3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58];&quot;*&quot;;&quot;&quot;)" table:style-name="ce5">
            <text:p>海灣藝術酒店</text:p>
          </table:table-cell>
          <table:table-cell office:value-type="string" table:style-name="ce5">
            <text:p>Taichung</text:p>
          </table:table-cell>
          <table:table-cell office:value-type="float" office:value="226" table:style-name="ce3">
            <text:p>226</text:p>
          </table:table-cell>
          <table:table-cell office:value-type="float" office:value="2438" table:number-columns-spanned="2" table:number-rows-spanned="1" table:style-name="ce7">
            <text:p>2,438</text:p>
          </table:table-cell>
          <table:covered-table-cell/>
          <table:table-cell office:value-type="percentage" office:value="0.35958702064896753" table:style-name="ce4">
            <text:p>35.96%</text:p>
          </table:table-cell>
          <table:table-cell office:value-type="float" office:value="2269.4253486464308" table:number-columns-spanned="2" table:number-rows-spanned="1" table:style-name="ce7">
            <text:p>2,269</text:p>
          </table:table-cell>
          <table:covered-table-cell/>
          <table:table-cell office:value-type="float" office:value="5532859" table:style-name="ce3">
            <text:p>5,532,859</text:p>
          </table:table-cell>
          <table:table-cell office:value-type="float" office:value="1097100" table:style-name="ce3">
            <text:p>1,097,100</text:p>
          </table:table-cell>
          <table:table-cell office:value-type="float" office:value="6735819" table:style-name="ce3">
            <text:p>6,735,8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59];&quot;*&quot;;&quot;&quot;)" table:style-name="ce5">
            <text:p>裕元花園酒店</text:p>
          </table:table-cell>
          <table:table-cell office:value-type="string" table:style-name="ce5">
            <text:p>Taichung</text:p>
          </table:table-cell>
          <table:table-cell office:value-type="float" office:value="149" table:style-name="ce3">
            <text:p>149</text:p>
          </table:table-cell>
          <table:table-cell office:value-type="float" office:value="3024" table:number-columns-spanned="2" table:number-rows-spanned="1" table:style-name="ce7">
            <text:p>3,024</text:p>
          </table:table-cell>
          <table:covered-table-cell/>
          <table:table-cell office:value-type="percentage" office:value="0.676510067114094" table:style-name="ce4">
            <text:p>67.65%</text:p>
          </table:table-cell>
          <table:table-cell office:value-type="float" office:value="2888.87962962963" table:number-columns-spanned="2" table:number-rows-spanned="1" table:style-name="ce7">
            <text:p>2,889</text:p>
          </table:table-cell>
          <table:covered-table-cell/>
          <table:table-cell office:value-type="float" office:value="8735972" table:style-name="ce3">
            <text:p>8,735,972</text:p>
          </table:table-cell>
          <table:table-cell office:value-type="float" office:value="24365169" table:style-name="ce3">
            <text:p>24,365,169</text:p>
          </table:table-cell>
          <table:table-cell office:value-type="float" office:value="37510836" table:style-name="ce3">
            <text:p>37,510,8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0];&quot;*&quot;;&quot;&quot;)" table:style-name="ce5">
            <text:p>台中港酒店</text:p>
          </table:table-cell>
          <table:table-cell office:value-type="string" table:style-name="ce5">
            <text:p>Taichung</text:p>
          </table:table-cell>
          <table:table-cell office:value-type="float" office:value="200" table:style-name="ce3">
            <text:p>200</text:p>
          </table:table-cell>
          <table:table-cell office:value-type="float" office:value="4220" table:number-columns-spanned="2" table:number-rows-spanned="1" table:style-name="ce7">
            <text:p>4,220</text:p>
          </table:table-cell>
          <table:covered-table-cell/>
          <table:table-cell office:value-type="percentage" office:value="0.70333333333333337" table:style-name="ce4">
            <text:p>70.33%</text:p>
          </table:table-cell>
          <table:table-cell office:value-type="float" office:value="2543.0566350710901" table:number-columns-spanned="2" table:number-rows-spanned="1" table:style-name="ce7">
            <text:p>2,543</text:p>
          </table:table-cell>
          <table:covered-table-cell/>
          <table:table-cell office:value-type="float" office:value="10731699" table:style-name="ce3">
            <text:p>10,731,699</text:p>
          </table:table-cell>
          <table:table-cell office:value-type="float" office:value="2088642" table:style-name="ce3">
            <text:p>2,088,642</text:p>
          </table:table-cell>
          <table:table-cell office:value-type="float" office:value="13592775" table:style-name="ce3">
            <text:p>13,592,7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1];&quot;*&quot;;&quot;&quot;)" table:style-name="ce5">
            <text:p>花蓮亞士都飯店</text:p>
          </table:table-cell>
          <table:table-cell office:value-type="string" table:style-name="ce5">
            <text:p>Hualien</text:p>
          </table:table-cell>
          <table:table-cell office:value-type="float" office:value="167" table:style-name="ce3">
            <text:p>167</text:p>
          </table:table-cell>
          <table:table-cell office:value-type="float" office:value="1891" table:number-columns-spanned="2" table:number-rows-spanned="1" table:style-name="ce7">
            <text:p>1,891</text:p>
          </table:table-cell>
          <table:covered-table-cell/>
          <table:table-cell office:value-type="percentage" office:value="0.3774451097804391" table:style-name="ce4">
            <text:p>37.74%</text:p>
          </table:table-cell>
          <table:table-cell office:value-type="float" office:value="1163.4056054997361" table:number-columns-spanned="2" table:number-rows-spanned="1" table:style-name="ce7">
            <text:p>1,163</text:p>
          </table:table-cell>
          <table:covered-table-cell/>
          <table:table-cell office:value-type="float" office:value="2200000" table:style-name="ce3">
            <text:p>2,200,000</text:p>
          </table:table-cell>
          <table:table-cell office:value-type="float" office:value="1000000" table:style-name="ce3">
            <text:p>1,000,000</text:p>
          </table:table-cell>
          <table:table-cell office:value-type="float" office:value="3219191" table:style-name="ce3">
            <text:p>3,219,1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2];&quot;*&quot;;&quot;&quot;)" table:style-name="ce5">
            <text:p>花蓮翰品酒店</text:p>
          </table:table-cell>
          <table:table-cell office:value-type="string" table:style-name="ce5">
            <text:p>Hualien</text:p>
          </table:table-cell>
          <table:table-cell office:value-type="float" office:value="197" table:style-name="ce3">
            <text:p>197</text:p>
          </table:table-cell>
          <table:table-cell office:value-type="float" office:value="4648" table:number-columns-spanned="2" table:number-rows-spanned="1" table:style-name="ce7">
            <text:p>4,648</text:p>
          </table:table-cell>
          <table:covered-table-cell/>
          <table:table-cell office:value-type="percentage" office:value="0.78646362098138745" table:style-name="ce4">
            <text:p>78.65%</text:p>
          </table:table-cell>
          <table:table-cell office:value-type="float" office:value="2405.9653614457829" table:number-columns-spanned="2" table:number-rows-spanned="1" table:style-name="ce7">
            <text:p>2,406</text:p>
          </table:table-cell>
          <table:covered-table-cell/>
          <table:table-cell office:value-type="float" office:value="11182927" table:style-name="ce3">
            <text:p>11,182,927</text:p>
          </table:table-cell>
          <table:table-cell office:value-type="float" office:value="10060032" table:style-name="ce3">
            <text:p>10,060,032</text:p>
          </table:table-cell>
          <table:table-cell office:value-type="float" office:value="21948793" table:style-name="ce3">
            <text:p>21,948,7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3];&quot;*&quot;;&quot;&quot;)" table:style-name="ce5">
            <text:p>美侖大飯店</text:p>
          </table:table-cell>
          <table:table-cell office:value-type="string" table:style-name="ce5">
            <text:p>Hualien</text:p>
          </table:table-cell>
          <table:table-cell office:value-type="float" office:value="343" table:style-name="ce3">
            <text:p>343</text:p>
          </table:table-cell>
          <table:table-cell office:value-type="float" office:value="2773" table:number-columns-spanned="2" table:number-rows-spanned="1" table:style-name="ce7">
            <text:p>2,773</text:p>
          </table:table-cell>
          <table:covered-table-cell/>
          <table:table-cell office:value-type="percentage" office:value="0.26948493683187558" table:style-name="ce4">
            <text:p>26.95%</text:p>
          </table:table-cell>
          <table:table-cell office:value-type="float" office:value="2432.8680129823301" table:number-columns-spanned="2" table:number-rows-spanned="1" table:style-name="ce7">
            <text:p>2,433</text:p>
          </table:table-cell>
          <table:covered-table-cell/>
          <table:table-cell office:value-type="float" office:value="6746343" table:style-name="ce3">
            <text:p>6,746,343</text:p>
          </table:table-cell>
          <table:table-cell office:value-type="float" office:value="2121244" table:style-name="ce3">
            <text:p>2,121,244</text:p>
          </table:table-cell>
          <table:table-cell office:value-type="float" office:value="9281085" table:style-name="ce3">
            <text:p>9,281,0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4];&quot;*&quot;;&quot;&quot;)" table:style-name="ce5">
            <text:p>遠雄悅來大飯店</text:p>
          </table:table-cell>
          <table:table-cell office:value-type="string" table:style-name="ce5">
            <text:p>Hualien</text:p>
          </table:table-cell>
          <table:table-cell office:value-type="float" office:value="381" table:style-name="ce3">
            <text:p>381</text:p>
          </table:table-cell>
          <table:table-cell office:value-type="float" office:value="9704" table:number-columns-spanned="2" table:number-rows-spanned="1" table:style-name="ce7">
            <text:p>9,704</text:p>
          </table:table-cell>
          <table:covered-table-cell/>
          <table:table-cell office:value-type="percentage" office:value="0.84899387576552932" table:style-name="ce4">
            <text:p>84.90%</text:p>
          </table:table-cell>
          <table:table-cell office:value-type="float" office:value="3011.2693734542459" table:number-columns-spanned="2" table:number-rows-spanned="1" table:style-name="ce7">
            <text:p>3,011</text:p>
          </table:table-cell>
          <table:covered-table-cell/>
          <table:table-cell office:value-type="float" office:value="29221358" table:style-name="ce3">
            <text:p>29,221,358</text:p>
          </table:table-cell>
          <table:table-cell office:value-type="float" office:value="17940081" table:style-name="ce3">
            <text:p>17,940,081</text:p>
          </table:table-cell>
          <table:table-cell office:value-type="float" office:value="54767465" table:style-name="ce3">
            <text:p>54,767,4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5];&quot;*&quot;;&quot;&quot;)" table:style-name="ce5">
            <text:p>瑞穗天合國際觀光酒店</text:p>
          </table:table-cell>
          <table:table-cell office:value-type="string" table:style-name="ce5">
            <text:p>Hualien</text:p>
          </table:table-cell>
          <table:table-cell office:value-type="float" office:value="198" table:style-name="ce3">
            <text:p>198</text:p>
          </table:table-cell>
          <table:table-cell office:value-type="float" office:value="4981" table:number-columns-spanned="2" table:number-rows-spanned="1" table:style-name="ce7">
            <text:p>4,981</text:p>
          </table:table-cell>
          <table:covered-table-cell/>
          <table:table-cell office:value-type="percentage" office:value="0.8385521885521886" table:style-name="ce4">
            <text:p>83.86%</text:p>
          </table:table-cell>
          <table:table-cell office:value-type="float" office:value="7698.8508331660296" table:number-columns-spanned="2" table:number-rows-spanned="1" table:style-name="ce7">
            <text:p>7,699</text:p>
          </table:table-cell>
          <table:covered-table-cell/>
          <table:table-cell office:value-type="float" office:value="38347976" table:style-name="ce3">
            <text:p>38,347,976</text:p>
          </table:table-cell>
          <table:table-cell office:value-type="float" office:value="17672866" table:style-name="ce3">
            <text:p>17,672,866</text:p>
          </table:table-cell>
          <table:table-cell office:value-type="float" office:value="64664667" table:style-name="ce3">
            <text:p>64,664,6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6];&quot;*&quot;;&quot;&quot;)" table:style-name="ce5">
            <text:p>尊爵天際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0" table:style-name="ce3">
            <text:p>250</text:p>
          </table:table-cell>
          <table:table-cell office:value-type="float" office:value="1914" table:number-columns-spanned="2" table:number-rows-spanned="1" table:style-name="ce7">
            <text:p>1,914</text:p>
          </table:table-cell>
          <table:covered-table-cell/>
          <table:table-cell office:value-type="percentage" office:value="0.25519999999999998" table:style-name="ce4">
            <text:p>25.52%</text:p>
          </table:table-cell>
          <table:table-cell office:value-type="float" office:value="2049.352142110763" table:number-columns-spanned="2" table:number-rows-spanned="1" table:style-name="ce7">
            <text:p>2,049</text:p>
          </table:table-cell>
          <table:covered-table-cell/>
          <table:table-cell office:value-type="float" office:value="3922460" table:style-name="ce3">
            <text:p>3,922,460</text:p>
          </table:table-cell>
          <table:table-cell office:value-type="float" office:value="22214588" table:style-name="ce3">
            <text:p>22,214,588</text:p>
          </table:table-cell>
          <table:table-cell office:value-type="float" office:value="26267070" table:style-name="ce3">
            <text:p>26,267,0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67];&quot;*&quot;;&quot;&quot;)" table:style-name="ce5">
            <text:p>南方莊園渡假飯店</text:p>
          </table:table-cell>
          <table:table-cell office:value-type="string" table:style-name="ce5">
            <text:p>Taoyuan-Hsinchu-Miaoli</text:p>
          </table:table-cell>
          <table:table-cell office:value-type="float" office:value="111" table:style-name="ce3">
            <text:p>111</text:p>
          </table:table-cell>
          <table:table-cell office:value-type="float" office:value="1746" table:number-columns-spanned="2" table:number-rows-spanned="1" table:style-name="ce7">
            <text:p>1,746</text:p>
          </table:table-cell>
          <table:covered-table-cell/>
          <table:table-cell office:value-type="percentage" office:value="0.5243243243243243" table:style-name="ce4">
            <text:p>52.43%</text:p>
          </table:table-cell>
          <table:table-cell office:value-type="float" office:value="2740.8190148911799" table:number-columns-spanned="2" table:number-rows-spanned="1" table:style-name="ce7">
            <text:p>2,741</text:p>
          </table:table-cell>
          <table:covered-table-cell/>
          <table:table-cell office:value-type="float" office:value="4785470" table:style-name="ce3">
            <text:p>4,785,470</text:p>
          </table:table-cell>
          <table:table-cell office:value-type="float" office:value="13830234" table:style-name="ce3">
            <text:p>13,830,234</text:p>
          </table:table-cell>
          <table:table-cell office:value-type="float" office:value="22286186" table:style-name="ce3">
            <text:p>22,286,1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68];&quot;*&quot;;&quot;&quot;)" table:style-name="ce5">
            <text:p>台北諾富特華航桃園機場飯店</text:p>
          </table:table-cell>
          <table:table-cell office:value-type="string" table:style-name="ce5">
            <text:p>Taoyuan-Hsinchu-Miaoli</text:p>
          </table:table-cell>
          <table:table-cell office:value-type="float" office:value="516" table:style-name="ce3">
            <text:p>516</text:p>
          </table:table-cell>
          <table:table-cell office:value-type="float" office:value="5308" table:number-columns-spanned="2" table:number-rows-spanned="1" table:style-name="ce7">
            <text:p>5,308</text:p>
          </table:table-cell>
          <table:covered-table-cell/>
          <table:table-cell office:value-type="percentage" office:value="0.3428940568475452" table:style-name="ce4">
            <text:p>34.29%</text:p>
          </table:table-cell>
          <table:table-cell office:value-type="float" office:value="3542.993782969103" table:number-columns-spanned="2" table:number-rows-spanned="1" table:style-name="ce7">
            <text:p>3,543</text:p>
          </table:table-cell>
          <table:covered-table-cell/>
          <table:table-cell office:value-type="float" office:value="18806211" table:style-name="ce3">
            <text:p>18,806,211</text:p>
          </table:table-cell>
          <table:table-cell office:value-type="float" office:value="11706049" table:style-name="ce3">
            <text:p>11,706,049</text:p>
          </table:table-cell>
          <table:table-cell office:value-type="float" office:value="34219595" table:style-name="ce3">
            <text:p>34,219,5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69];&quot;*&quot;;&quot;&quot;)" table:style-name="ce5">
            <text:p>桃園喜來登酒店</text:p>
          </table:table-cell>
          <table:table-cell office:value-type="string" table:style-name="ce5">
            <text:p>Taoyuan-Hsinchu-Miaoli</text:p>
          </table:table-cell>
          <table:table-cell office:value-type="float" office:value="190" table:style-name="ce3">
            <text:p>190</text:p>
          </table:table-cell>
          <table:table-cell office:value-type="float" office:value="1911" table:number-columns-spanned="2" table:number-rows-spanned="1" table:style-name="ce7">
            <text:p>1,911</text:p>
          </table:table-cell>
          <table:covered-table-cell/>
          <table:table-cell office:value-type="percentage" office:value="0.33526315789473682" table:style-name="ce4">
            <text:p>33.53%</text:p>
          </table:table-cell>
          <table:table-cell office:value-type="float" office:value="1997.625327053898" table:number-columns-spanned="2" table:number-rows-spanned="1" table:style-name="ce7">
            <text:p>1,998</text:p>
          </table:table-cell>
          <table:covered-table-cell/>
          <table:table-cell office:value-type="float" office:value="3817462" table:style-name="ce3">
            <text:p>3,817,462</text:p>
          </table:table-cell>
          <table:table-cell office:value-type="float" office:value="8890051" table:style-name="ce3">
            <text:p>8,890,051</text:p>
          </table:table-cell>
          <table:table-cell office:value-type="float" office:value="13927260" table:style-name="ce3">
            <text:p>13,927,2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名人堂花園大飯店</text:p>
          </table:table-cell>
          <table:covered-table-cell table:number-columns-repeated="4"/>
          <table:table-cell office:value-type="string" office:string-value="名人堂花園大飯店" table:formula="of:=SUBSTITUTE([.A70];&quot;*&quot;;&quot;&quot;)" table:style-name="ce5">
            <text:p>名人堂花園大飯店</text:p>
          </table:table-cell>
          <table:table-cell office:value-type="string" table:style-name="ce5">
            <text:p>Taoyuan-Hsinchu-Miaoli</text:p>
          </table:table-cell>
          <table:table-cell office:value-type="float" office:value="128" table:style-name="ce3">
            <text:p>128</text:p>
          </table:table-cell>
          <table:table-cell office:value-type="float" office:value="1819" table:number-columns-spanned="2" table:number-rows-spanned="1" table:style-name="ce7">
            <text:p>1,819</text:p>
          </table:table-cell>
          <table:covered-table-cell/>
          <table:table-cell office:value-type="percentage" office:value="0.47369791666666672" table:style-name="ce4">
            <text:p>47.37%</text:p>
          </table:table-cell>
          <table:table-cell office:value-type="float" office:value="4857.6723474436503" table:number-columns-spanned="2" table:number-rows-spanned="1" table:style-name="ce7">
            <text:p>4,858</text:p>
          </table:table-cell>
          <table:covered-table-cell/>
          <table:table-cell office:value-type="float" office:value="8836106" table:style-name="ce3">
            <text:p>8,836,106</text:p>
          </table:table-cell>
          <table:table-cell office:value-type="float" office:value="17274246" table:style-name="ce3">
            <text:p>17,274,246</text:p>
          </table:table-cell>
          <table:table-cell office:value-type="float" office:value="34308175" table:style-name="ce3">
            <text:p>34,308,1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和逸飯店桃園青埔館</text:p>
          </table:table-cell>
          <table:covered-table-cell table:number-columns-repeated="4"/>
          <table:table-cell office:value-type="string" office:string-value="和逸飯店桃園青埔館" table:formula="of:=SUBSTITUTE([.A71];&quot;*&quot;;&quot;&quot;)" table:style-name="ce5">
            <text:p>和逸飯店桃園青埔館</text:p>
          </table:table-cell>
          <table:table-cell office:value-type="string" table:style-name="ce5">
            <text:p>Taoyuan-Hsinchu-Miaoli</text:p>
          </table:table-cell>
          <table:table-cell office:value-type="float" office:value="218" table:style-name="ce3">
            <text:p>218</text:p>
          </table:table-cell>
          <table:table-cell office:value-type="float" office:value="4422" table:number-columns-spanned="2" table:number-rows-spanned="1" table:style-name="ce7">
            <text:p>4,422</text:p>
          </table:table-cell>
          <table:covered-table-cell/>
          <table:table-cell office:value-type="percentage" office:value="0.6761467889908257" table:style-name="ce4">
            <text:p>67.61%</text:p>
          </table:table-cell>
          <table:table-cell office:value-type="float" office:value="4312.585255540479" table:number-columns-spanned="2" table:number-rows-spanned="1" table:style-name="ce7">
            <text:p>4,313</text:p>
          </table:table-cell>
          <table:covered-table-cell/>
          <table:table-cell office:value-type="float" office:value="19070252" table:style-name="ce3">
            <text:p>19,070,252</text:p>
          </table:table-cell>
          <table:table-cell office:value-type="float" office:value="20239959" table:style-name="ce3">
            <text:p>20,239,959</text:p>
          </table:table-cell>
          <table:table-cell office:value-type="float" office:value="42720102" table:style-name="ce3">
            <text:p>42,720,1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2];&quot;*&quot;;&quot;&quot;)" table:style-name="ce5">
            <text:p>新竹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6" table:style-name="ce3">
            <text:p>386</text:p>
          </table:table-cell>
          <table:table-cell office:value-type="float" office:value="5331" table:number-columns-spanned="2" table:number-rows-spanned="1" table:style-name="ce7">
            <text:p>5,331</text:p>
          </table:table-cell>
          <table:covered-table-cell/>
          <table:table-cell office:value-type="percentage" office:value="0.46036269430051813" table:style-name="ce4">
            <text:p>46.04%</text:p>
          </table:table-cell>
          <table:table-cell office:value-type="float" office:value="2923.4637028700058" table:number-columns-spanned="2" table:number-rows-spanned="1" table:style-name="ce7">
            <text:p>2,923</text:p>
          </table:table-cell>
          <table:covered-table-cell/>
          <table:table-cell office:value-type="float" office:value="15584985" table:style-name="ce3">
            <text:p>15,584,985</text:p>
          </table:table-cell>
          <table:table-cell office:value-type="float" office:value="33053777" table:style-name="ce3">
            <text:p>33,053,777</text:p>
          </table:table-cell>
          <table:table-cell office:value-type="float" office:value="54745126" table:style-name="ce3">
            <text:p>54,745,1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3];&quot;*&quot;;&quot;&quot;)" table:style-name="ce5">
            <text:p>新竹老爺大酒店</text:p>
          </table:table-cell>
          <table:table-cell office:value-type="string" table:style-name="ce5">
            <text:p>Taoyuan-Hsinchu-Miaoli</text:p>
          </table:table-cell>
          <table:table-cell office:value-type="float" office:value="208" table:style-name="ce3">
            <text:p>208</text:p>
          </table:table-cell>
          <table:table-cell office:value-type="float" office:value="2792" table:number-columns-spanned="2" table:number-rows-spanned="1" table:style-name="ce7">
            <text:p>2,792</text:p>
          </table:table-cell>
          <table:covered-table-cell/>
          <table:table-cell office:value-type="percentage" office:value="0.44743589743589751" table:style-name="ce4">
            <text:p>44.74%</text:p>
          </table:table-cell>
          <table:table-cell office:value-type="float" office:value="2456.8556590257881" table:number-columns-spanned="2" table:number-rows-spanned="1" table:style-name="ce7">
            <text:p>2,457</text:p>
          </table:table-cell>
          <table:covered-table-cell/>
          <table:table-cell office:value-type="float" office:value="6859541" table:style-name="ce3">
            <text:p>6,859,541</text:p>
          </table:table-cell>
          <table:table-cell office:value-type="float" office:value="10281812" table:style-name="ce3">
            <text:p>10,281,812</text:p>
          </table:table-cell>
          <table:table-cell office:value-type="float" office:value="17820583" table:style-name="ce3">
            <text:p>17,820,5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4];&quot;*&quot;;&quot;&quot;)" table:style-name="ce5">
            <text:p>新竹國賓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7" table:style-name="ce3">
            <text:p>257</text:p>
          </table:table-cell>
          <table:table-cell office:value-type="float" office:value="3328" table:number-columns-spanned="2" table:number-rows-spanned="1" table:style-name="ce7">
            <text:p>3,328</text:p>
          </table:table-cell>
          <table:covered-table-cell/>
          <table:table-cell office:value-type="percentage" office:value="0.4316472114137484" table:style-name="ce4">
            <text:p>43.16%</text:p>
          </table:table-cell>
          <table:table-cell office:value-type="float" office:value="2683.492788461539" table:number-columns-spanned="2" table:number-rows-spanned="1" table:style-name="ce7">
            <text:p>2,683</text:p>
          </table:table-cell>
          <table:covered-table-cell/>
          <table:table-cell office:value-type="float" office:value="8930664" table:style-name="ce3">
            <text:p>8,930,664</text:p>
          </table:table-cell>
          <table:table-cell office:value-type="float" office:value="32264335" table:style-name="ce3">
            <text:p>32,264,335</text:p>
          </table:table-cell>
          <table:table-cell office:value-type="float" office:value="44774598" table:style-name="ce3">
            <text:p>44,774,5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5];&quot;*&quot;;&quot;&quot;)" table:style-name="ce5">
            <text:p>尊爵大飯店</text:p>
          </table:table-cell>
          <table:table-cell office:value-type="string" table:style-name="ce5">
            <text:p>Taoyuan-Hsinchu-Miaoli</text:p>
          </table:table-cell>
          <table:table-cell office:value-type="float" office:value="231" table:style-name="ce3">
            <text:p>231</text:p>
          </table:table-cell>
          <table:table-cell office:value-type="float" office:value="1633" table:number-columns-spanned="2" table:number-rows-spanned="1" table:style-name="ce7">
            <text:p>1,633</text:p>
          </table:table-cell>
          <table:covered-table-cell/>
          <table:table-cell office:value-type="percentage" office:value="0.23564213564213571" table:style-name="ce4">
            <text:p>23.56%</text:p>
          </table:table-cell>
          <table:table-cell office:value-type="float" office:value="3408.55480710349" table:number-columns-spanned="2" table:number-rows-spanned="1" table:style-name="ce7">
            <text:p>3,409</text:p>
          </table:table-cell>
          <table:covered-table-cell/>
          <table:table-cell office:value-type="float" office:value="5566170" table:style-name="ce3">
            <text:p>5,566,170</text:p>
          </table:table-cell>
          <table:table-cell office:value-type="float" office:value="6610851" table:style-name="ce3">
            <text:p>6,610,851</text:p>
          </table:table-cell>
          <table:table-cell office:value-type="float" office:value="12669470" table:style-name="ce3">
            <text:p>12,669,4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6];&quot;*&quot;;&quot;&quot;)" table:style-name="ce5">
            <text:p>古華花園飯店</text:p>
          </table:table-cell>
          <table:table-cell office:value-type="string" table:style-name="ce5">
            <text:p>Taoyuan-Hsinchu-Miaoli</text:p>
          </table:table-cell>
          <table:table-cell office:value-type="float" office:value="255" table:style-name="ce3">
            <text:p>255</text:p>
          </table:table-cell>
          <table:table-cell office:value-type="float" office:value="5104" table:number-columns-spanned="2" table:number-rows-spanned="1" table:style-name="ce7">
            <text:p>5,104</text:p>
          </table:table-cell>
          <table:covered-table-cell/>
          <table:table-cell office:value-type="percentage" office:value="0.66718954248366014" table:style-name="ce4">
            <text:p>66.72%</text:p>
          </table:table-cell>
          <table:table-cell office:value-type="float" office:value="2322.789380877743" table:number-columns-spanned="2" table:number-rows-spanned="1" table:style-name="ce7">
            <text:p>2,323</text:p>
          </table:table-cell>
          <table:covered-table-cell/>
          <table:table-cell office:value-type="float" office:value="11855517" table:style-name="ce3">
            <text:p>11,855,517</text:p>
          </table:table-cell>
          <table:table-cell office:value-type="float" office:value="16227432" table:style-name="ce3">
            <text:p>16,227,432</text:p>
          </table:table-cell>
          <table:table-cell office:value-type="float" office:value="29062287" table:style-name="ce3">
            <text:p>29,062,2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7];&quot;*&quot;;&quot;&quot;)" table:style-name="ce5">
            <text:p>福容大飯店 <text:s text:c="2"/>桃園</text:p>
          </table:table-cell>
          <table:table-cell office:value-type="string" table:style-name="ce5">
            <text:p>Taoyuan-Hsinchu-Miaoli</text:p>
          </table:table-cell>
          <table:table-cell office:value-type="float" office:value="182" table:style-name="ce3">
            <text:p>182</text:p>
          </table:table-cell>
          <table:table-cell office:value-type="float" office:value="1695" table:number-columns-spanned="2" table:number-rows-spanned="1" table:style-name="ce7">
            <text:p>1,695</text:p>
          </table:table-cell>
          <table:covered-table-cell/>
          <table:table-cell office:value-type="percentage" office:value="0.31043956043956039" table:style-name="ce4">
            <text:p>31.04%</text:p>
          </table:table-cell>
          <table:table-cell office:value-type="float" office:value="2048.9132743362829" table:number-columns-spanned="2" table:number-rows-spanned="1" table:style-name="ce7">
            <text:p>2,049</text:p>
          </table:table-cell>
          <table:covered-table-cell/>
          <table:table-cell office:value-type="float" office:value="3472908" table:style-name="ce3">
            <text:p>3,472,908</text:p>
          </table:table-cell>
          <table:table-cell office:value-type="float" office:value="3705876" table:style-name="ce3">
            <text:p>3,705,876</text:p>
          </table:table-cell>
          <table:table-cell office:value-type="float" office:value="7535646" table:style-name="ce3">
            <text:p>7,535,6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8];&quot;*&quot;;&quot;&quot;)" table:style-name="ce5">
            <text:p>福容大飯店 林口</text:p>
          </table:table-cell>
          <table:table-cell office:value-type="string" table:style-name="ce5">
            <text:p>Taoyuan-Hsinchu-Miaoli</text:p>
          </table:table-cell>
          <table:table-cell office:value-type="float" office:value="149" table:style-name="ce3">
            <text:p>149</text:p>
          </table:table-cell>
          <table:table-cell office:value-type="float" office:value="1998" table:number-columns-spanned="2" table:number-rows-spanned="1" table:style-name="ce7">
            <text:p>1,998</text:p>
          </table:table-cell>
          <table:covered-table-cell/>
          <table:table-cell office:value-type="percentage" office:value="0.44697986577181209" table:style-name="ce4">
            <text:p>44.70%</text:p>
          </table:table-cell>
          <table:table-cell office:value-type="float" office:value="2409.899399399399" table:number-columns-spanned="2" table:number-rows-spanned="1" table:style-name="ce7">
            <text:p>2,410</text:p>
          </table:table-cell>
          <table:covered-table-cell/>
          <table:table-cell office:value-type="float" office:value="4814979" table:style-name="ce3">
            <text:p>4,814,979</text:p>
          </table:table-cell>
          <table:table-cell office:value-type="float" office:value="1624315" table:style-name="ce3">
            <text:p>1,624,315</text:p>
          </table:table-cell>
          <table:table-cell office:value-type="float" office:value="6472487" table:style-name="ce3">
            <text:p>6,472,4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79];&quot;*&quot;;&quot;&quot;)" table:style-name="ce5">
            <text:p>豐邑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4" table:style-name="ce3">
            <text:p>384</text:p>
          </table:table-cell>
          <table:table-cell office:value-type="float" office:value="1333" table:number-columns-spanned="2" table:number-rows-spanned="1" table:style-name="ce7">
            <text:p>1,333</text:p>
          </table:table-cell>
          <table:covered-table-cell/>
          <table:table-cell office:value-type="percentage" office:value="0.1157118055555556" table:style-name="ce4">
            <text:p>11.57%</text:p>
          </table:table-cell>
          <table:table-cell office:value-type="float" office:value="2922.9159789947489" table:number-columns-spanned="2" table:number-rows-spanned="1" table:style-name="ce7">
            <text:p>2,923</text:p>
          </table:table-cell>
          <table:covered-table-cell/>
          <table:table-cell office:value-type="float" office:value="3896247" table:style-name="ce3">
            <text:p>3,896,247</text:p>
          </table:table-cell>
          <table:table-cell office:value-type="float" office:value="3461064" table:style-name="ce3">
            <text:p>3,461,064</text:p>
          </table:table-cell>
          <table:table-cell office:value-type="float" office:value="7970708" table:style-name="ce3">
            <text:p>7,970,7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0];&quot;*&quot;;&quot;&quot;)" table:style-name="ce5">
            <text:p>馥藝金鬱金香酒店</text:p>
          </table:table-cell>
          <table:table-cell office:value-type="string" table:style-name="ce5">
            <text:p>Taoyuan-Hsinchu-Miaoli</text:p>
          </table:table-cell>
          <table:table-cell office:value-type="float" office:value="191" table:style-name="ce3">
            <text:p>191</text:p>
          </table:table-cell>
          <table:table-cell office:value-type="float" office:value="3110" table:number-columns-spanned="2" table:number-rows-spanned="1" table:style-name="ce7">
            <text:p>3,110</text:p>
          </table:table-cell>
          <table:covered-table-cell/>
          <table:table-cell office:value-type="percentage" office:value="0.54275741710296688" table:style-name="ce4">
            <text:p>54.28%</text:p>
          </table:table-cell>
          <table:table-cell office:value-type="float" office:value="2068.5154340836011" table:number-columns-spanned="2" table:number-rows-spanned="1" table:style-name="ce7">
            <text:p>2,069</text:p>
          </table:table-cell>
          <table:covered-table-cell/>
          <table:table-cell office:value-type="float" office:value="6433083" table:style-name="ce3">
            <text:p>6,433,083</text:p>
          </table:table-cell>
          <table:table-cell office:value-type="float" office:value="3927052" table:style-name="ce3">
            <text:p>3,927,052</text:p>
          </table:table-cell>
          <table:table-cell office:value-type="float" office:value="10752314" table:style-name="ce3">
            <text:p>10,752,3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1];&quot;*&quot;;&quot;&quot;)" table:style-name="ce5">
            <text:p>陽明山中國麗緻大飯店</text:p>
          </table:table-cell>
          <table:table-cell office:value-type="string" table:style-name="ce5">
            <text:p>Scenery</text:p>
          </table:table-cell>
          <table:table-cell office:value-type="float" office:value="47" table:style-name="ce3">
            <text:p>47</text:p>
          </table:table-cell>
          <table:table-cell office:value-type="float" office:value="586" table:number-columns-spanned="2" table:number-rows-spanned="1" table:style-name="ce7">
            <text:p>586</text:p>
          </table:table-cell>
          <table:covered-table-cell/>
          <table:table-cell office:value-type="percentage" office:value="0.41560283687943261" table:style-name="ce4">
            <text:p>41.56%</text:p>
          </table:table-cell>
          <table:table-cell office:value-type="float" office:value="3876.2747440273042" table:number-columns-spanned="2" table:number-rows-spanned="1" table:style-name="ce7">
            <text:p>3,876</text:p>
          </table:table-cell>
          <table:covered-table-cell/>
          <table:table-cell office:value-type="float" office:value="2271497" table:style-name="ce3">
            <text:p>2,271,497</text:p>
          </table:table-cell>
          <table:table-cell office:value-type="float" office:value="2061290" table:style-name="ce3">
            <text:p>2,061,290</text:p>
          </table:table-cell>
          <table:table-cell office:value-type="float" office:value="6491336" table:style-name="ce3">
            <text:p>6,491,3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2];&quot;*&quot;;&quot;&quot;)" table:style-name="ce5">
            <text:p>趣淘漫旅</text:p>
          </table:table-cell>
          <table:table-cell office:value-type="string" table:style-name="ce5">
            <text:p>Scenery</text:p>
          </table:table-cell>
          <table:table-cell office:value-type="float" office:value="198" table:style-name="ce3">
            <text:p>198</text:p>
          </table:table-cell>
          <table:table-cell office:value-type="float" office:value="4075" table:number-columns-spanned="2" table:number-rows-spanned="1" table:style-name="ce7">
            <text:p>4,075</text:p>
          </table:table-cell>
          <table:covered-table-cell/>
          <table:table-cell office:value-type="percentage" office:value="0.68602693602693599" table:style-name="ce4">
            <text:p>68.60%</text:p>
          </table:table-cell>
          <table:table-cell office:value-type="float" office:value="2776.971779141104" table:number-columns-spanned="2" table:number-rows-spanned="1" table:style-name="ce7">
            <text:p>2,777</text:p>
          </table:table-cell>
          <table:covered-table-cell/>
          <table:table-cell office:value-type="float" office:value="11316160" table:style-name="ce3">
            <text:p>11,316,160</text:p>
          </table:table-cell>
          <table:table-cell office:value-type="float" office:value="3776923" table:style-name="ce3">
            <text:p>3,776,923</text:p>
          </table:table-cell>
          <table:table-cell office:value-type="float" office:value="16607247" table:style-name="ce3">
            <text:p>16,607,2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3];&quot;*&quot;;&quot;&quot;)" table:style-name="ce5">
            <text:p>高雄圓山大飯店</text:p>
          </table:table-cell>
          <table:table-cell office:value-type="string" table:style-name="ce5">
            <text:p>Scenery</text:p>
          </table:table-cell>
          <table:table-cell office:value-type="float" office:value="107" table:style-name="ce3">
            <text:p>107</text:p>
          </table:table-cell>
          <table:table-cell office:value-type="float" office:value="1477" table:number-columns-spanned="2" table:number-rows-spanned="1" table:style-name="ce7">
            <text:p>1,477</text:p>
          </table:table-cell>
          <table:covered-table-cell/>
          <table:table-cell office:value-type="percentage" office:value="0.4601246105919003" table:style-name="ce4">
            <text:p>46.01%</text:p>
          </table:table-cell>
          <table:table-cell office:value-type="float" office:value="2455.3398781313472" table:number-columns-spanned="2" table:number-rows-spanned="1" table:style-name="ce7">
            <text:p>2,455</text:p>
          </table:table-cell>
          <table:covered-table-cell/>
          <table:table-cell office:value-type="float" office:value="3626537" table:style-name="ce3">
            <text:p>3,626,537</text:p>
          </table:table-cell>
          <table:table-cell office:value-type="float" office:value="13142984" table:style-name="ce3">
            <text:p>13,142,984</text:p>
          </table:table-cell>
          <table:table-cell office:value-type="float" office:value="18015374" table:style-name="ce3">
            <text:p>18,015,3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4];&quot;*&quot;;&quot;&quot;)" table:style-name="ce5">
            <text:p>礁溪老爺大酒店</text:p>
          </table:table-cell>
          <table:table-cell office:value-type="string" table:style-name="ce5">
            <text:p>Scenery</text:p>
          </table:table-cell>
          <table:table-cell office:value-type="float" office:value="197" table:style-name="ce3">
            <text:p>197</text:p>
          </table:table-cell>
          <table:table-cell office:value-type="float" office:value="4593" table:number-columns-spanned="2" table:number-rows-spanned="1" table:style-name="ce7">
            <text:p>4,593</text:p>
          </table:table-cell>
          <table:covered-table-cell/>
          <table:table-cell office:value-type="percentage" office:value="0.7771573604060914" table:style-name="ce4">
            <text:p>77.72%</text:p>
          </table:table-cell>
          <table:table-cell office:value-type="float" office:value="7874.5978663183096" table:number-columns-spanned="2" table:number-rows-spanned="1" table:style-name="ce7">
            <text:p>7,875</text:p>
          </table:table-cell>
          <table:covered-table-cell/>
          <table:table-cell office:value-type="float" office:value="36168028" table:style-name="ce3">
            <text:p>36,168,028</text:p>
          </table:table-cell>
          <table:table-cell office:value-type="float" office:value="20448686" table:style-name="ce3">
            <text:p>20,448,686</text:p>
          </table:table-cell>
          <table:table-cell office:value-type="float" office:value="68213916" table:style-name="ce3">
            <text:p>68,213,9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5];&quot;*&quot;;&quot;&quot;)" table:style-name="ce5">
            <text:p>涵碧樓大飯店</text:p>
          </table:table-cell>
          <table:table-cell office:value-type="string" table:style-name="ce5">
            <text:p>Scenery</text:p>
          </table:table-cell>
          <table:table-cell office:value-type="float" office:value="96" table:style-name="ce3">
            <text:p>96</text:p>
          </table:table-cell>
          <table:table-cell office:value-type="float" office:value="2472" table:number-columns-spanned="2" table:number-rows-spanned="1" table:style-name="ce7">
            <text:p>2,472</text:p>
          </table:table-cell>
          <table:covered-table-cell/>
          <table:table-cell office:value-type="percentage" office:value="0.85833333333333328" table:style-name="ce4">
            <text:p>85.83%</text:p>
          </table:table-cell>
          <table:table-cell office:value-type="float" office:value="15218.81796116505" table:number-columns-spanned="2" table:number-rows-spanned="1" table:style-name="ce7">
            <text:p>15,219</text:p>
          </table:table-cell>
          <table:covered-table-cell/>
          <table:table-cell office:value-type="float" office:value="37620918" table:style-name="ce3">
            <text:p>37,620,918</text:p>
          </table:table-cell>
          <table:table-cell office:value-type="float" office:value="8811600" table:style-name="ce3">
            <text:p>8,811,600</text:p>
          </table:table-cell>
          <table:table-cell office:value-type="float" office:value="51974799" table:style-name="ce3">
            <text:p>51,974,7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6];&quot;*&quot;;&quot;&quot;)" table:style-name="ce5">
            <text:p>雲品溫泉酒店日月潭</text:p>
          </table:table-cell>
          <table:table-cell office:value-type="string" table:style-name="ce5">
            <text:p>Scenery</text:p>
          </table:table-cell>
          <table:table-cell office:value-type="float" office:value="211" table:style-name="ce3">
            <text:p>211</text:p>
          </table:table-cell>
          <table:table-cell office:value-type="float" office:value="5935" table:number-columns-spanned="2" table:number-rows-spanned="1" table:style-name="ce7">
            <text:p>5,935</text:p>
          </table:table-cell>
          <table:covered-table-cell/>
          <table:table-cell office:value-type="percentage" office:value="0.93759873617693523" table:style-name="ce4">
            <text:p>93.76%</text:p>
          </table:table-cell>
          <table:table-cell office:value-type="float" office:value="8749.8294860994101" table:number-columns-spanned="2" table:number-rows-spanned="1" table:style-name="ce7">
            <text:p>8,750</text:p>
          </table:table-cell>
          <table:covered-table-cell/>
          <table:table-cell office:value-type="float" office:value="51930238" table:style-name="ce3">
            <text:p>51,930,238</text:p>
          </table:table-cell>
          <table:table-cell office:value-type="float" office:value="26864751" table:style-name="ce3">
            <text:p>26,864,751</text:p>
          </table:table-cell>
          <table:table-cell office:value-type="float" office:value="84619958" table:style-name="ce3">
            <text:p>84,619,9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7];&quot;*&quot;;&quot;&quot;)" table:style-name="ce5">
            <text:p>日月行館</text:p>
          </table:table-cell>
          <table:table-cell office:value-type="string" table:style-name="ce5">
            <text:p>Scenery</text:p>
          </table:table-cell>
          <table:table-cell office:value-type="float" office:value="92" table:style-name="ce3">
            <text:p>92</text:p>
          </table:table-cell>
          <table:table-cell office:value-type="float" office:value="947" table:number-columns-spanned="2" table:number-rows-spanned="1" table:style-name="ce7">
            <text:p>947</text:p>
          </table:table-cell>
          <table:covered-table-cell/>
          <table:table-cell office:value-type="percentage" office:value="0.34311594202898549" table:style-name="ce4">
            <text:p>34.31%</text:p>
          </table:table-cell>
          <table:table-cell office:value-type="float" office:value="14446.06441393875" table:number-columns-spanned="2" table:number-rows-spanned="1" table:style-name="ce7">
            <text:p>14,446</text:p>
          </table:table-cell>
          <table:covered-table-cell/>
          <table:table-cell office:value-type="float" office:value="13680423" table:style-name="ce3">
            <text:p>13,680,423</text:p>
          </table:table-cell>
          <table:table-cell office:value-type="float" office:value="332906" table:style-name="ce3">
            <text:p>332,906</text:p>
          </table:table-cell>
          <table:table-cell office:value-type="float" office:value="14275334" table:style-name="ce3">
            <text:p>14,275,3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8];&quot;*&quot;;&quot;&quot;)" table:style-name="ce5">
            <text:p>凱撒大飯店</text:p>
          </table:table-cell>
          <table:table-cell office:value-type="string" table:style-name="ce5">
            <text:p>Scenery</text:p>
          </table:table-cell>
          <table:table-cell office:value-type="float" office:value="281" table:style-name="ce3">
            <text:p>281</text:p>
          </table:table-cell>
          <table:table-cell office:value-type="float" office:value="7757" table:number-columns-spanned="2" table:number-rows-spanned="1" table:style-name="ce7">
            <text:p>7,757</text:p>
          </table:table-cell>
          <table:covered-table-cell/>
          <table:table-cell office:value-type="percentage" office:value="0.92016607354685642" table:style-name="ce4">
            <text:p>92.02%</text:p>
          </table:table-cell>
          <table:table-cell office:value-type="float" office:value="4579.5490524687384" table:number-columns-spanned="2" table:number-rows-spanned="1" table:style-name="ce7">
            <text:p>4,580</text:p>
          </table:table-cell>
          <table:covered-table-cell/>
          <table:table-cell office:value-type="float" office:value="35523562" table:style-name="ce3">
            <text:p>35,523,562</text:p>
          </table:table-cell>
          <table:table-cell office:value-type="float" office:value="8003624" table:style-name="ce3">
            <text:p>8,003,624</text:p>
          </table:table-cell>
          <table:table-cell office:value-type="float" office:value="45622249" table:style-name="ce3">
            <text:p>45,622,2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89];&quot;*&quot;;&quot;&quot;)" table:style-name="ce5">
            <text:p>墾丁福華渡假飯店</text:p>
          </table:table-cell>
          <table:table-cell office:value-type="string" table:style-name="ce5">
            <text:p>Scenery</text:p>
          </table:table-cell>
          <table:table-cell office:value-type="float" office:value="458" table:style-name="ce3">
            <text:p>458</text:p>
          </table:table-cell>
          <table:table-cell office:value-type="float" office:value="6937" table:number-columns-spanned="2" table:number-rows-spanned="1" table:style-name="ce7">
            <text:p>6,937</text:p>
          </table:table-cell>
          <table:covered-table-cell/>
          <table:table-cell office:value-type="percentage" office:value="0.50487627365356624" table:style-name="ce4">
            <text:p>50.49%</text:p>
          </table:table-cell>
          <table:table-cell office:value-type="float" office:value="2686.0011532362691" table:number-columns-spanned="2" table:number-rows-spanned="1" table:style-name="ce7">
            <text:p>2,686</text:p>
          </table:table-cell>
          <table:covered-table-cell/>
          <table:table-cell office:value-type="float" office:value="18632790" table:style-name="ce3">
            <text:p>18,632,790</text:p>
          </table:table-cell>
          <table:table-cell office:value-type="float" office:value="8858431" table:style-name="ce3">
            <text:p>8,858,431</text:p>
          </table:table-cell>
          <table:table-cell office:value-type="float" office:value="28718176" table:style-name="ce3">
            <text:p>28,718,1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0];&quot;*&quot;;&quot;&quot;)" table:style-name="ce5">
            <text:p>知本老爺大酒店</text:p>
          </table:table-cell>
          <table:table-cell office:value-type="string" table:style-name="ce5">
            <text:p>Scenery</text:p>
          </table:table-cell>
          <table:table-cell office:value-type="float" office:value="182" table:style-name="ce3">
            <text:p>182</text:p>
          </table:table-cell>
          <table:table-cell office:value-type="float" office:value="5193" table:number-columns-spanned="2" table:number-rows-spanned="1" table:style-name="ce7">
            <text:p>5,193</text:p>
          </table:table-cell>
          <table:covered-table-cell/>
          <table:table-cell office:value-type="percentage" office:value="0.95109890109890105" table:style-name="ce4">
            <text:p>95.11%</text:p>
          </table:table-cell>
          <table:table-cell office:value-type="float" office:value="4486.668207202003" table:number-columns-spanned="2" table:number-rows-spanned="1" table:style-name="ce7">
            <text:p>4,487</text:p>
          </table:table-cell>
          <table:covered-table-cell/>
          <table:table-cell office:value-type="float" office:value="23299268" table:style-name="ce3">
            <text:p>23,299,268</text:p>
          </table:table-cell>
          <table:table-cell office:value-type="float" office:value="11527181" table:style-name="ce3">
            <text:p>11,527,181</text:p>
          </table:table-cell>
          <table:table-cell office:value-type="float" office:value="39619867" table:style-name="ce3">
            <text:p>39,619,8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1];&quot;*&quot;;&quot;&quot;)" table:style-name="ce5">
            <text:p>太魯閣晶英酒店</text:p>
          </table:table-cell>
          <table:table-cell office:value-type="string" table:style-name="ce5">
            <text:p>Scenery</text:p>
          </table:table-cell>
          <table:table-cell office:value-type="float" office:value="160" table:style-name="ce3">
            <text:p>160</text:p>
          </table:table-cell>
          <table:table-cell office:value-type="float" office:value="4184" table:number-columns-spanned="2" table:number-rows-spanned="1" table:style-name="ce7">
            <text:p>4,184</text:p>
          </table:table-cell>
          <table:covered-table-cell/>
          <table:table-cell office:value-type="percentage" office:value="0.8716666666666667" table:style-name="ce4">
            <text:p>87.17%</text:p>
          </table:table-cell>
          <table:table-cell office:value-type="float" office:value="8457.5293977055444" table:number-columns-spanned="2" table:number-rows-spanned="1" table:style-name="ce7">
            <text:p>8,458</text:p>
          </table:table-cell>
          <table:covered-table-cell/>
          <table:table-cell office:value-type="float" office:value="35386303" table:style-name="ce3">
            <text:p>35,386,303</text:p>
          </table:table-cell>
          <table:table-cell office:value-type="float" office:value="10625434" table:style-name="ce3">
            <text:p>10,625,434</text:p>
          </table:table-cell>
          <table:table-cell office:value-type="float" office:value="50919990" table:style-name="ce3">
            <text:p>50,919,9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2];&quot;*&quot;;&quot;&quot;)" table:style-name="ce5">
            <text:p>福容大飯店 福隆</text:p>
          </table:table-cell>
          <table:table-cell office:value-type="string" table:style-name="ce5">
            <text:p>Scenery</text:p>
          </table:table-cell>
          <table:table-cell office:value-type="float" office:value="174" table:style-name="ce3">
            <text:p>174</text:p>
          </table:table-cell>
          <table:table-cell office:value-type="float" office:value="1631" table:number-columns-spanned="2" table:number-rows-spanned="1" table:style-name="ce7">
            <text:p>1,631</text:p>
          </table:table-cell>
          <table:covered-table-cell/>
          <table:table-cell office:value-type="percentage" office:value="0.31245210727969353" table:style-name="ce4">
            <text:p>31.25%</text:p>
          </table:table-cell>
          <table:table-cell office:value-type="float" office:value="3823.5162477007971" table:number-columns-spanned="2" table:number-rows-spanned="1" table:style-name="ce7">
            <text:p>3,824</text:p>
          </table:table-cell>
          <table:covered-table-cell/>
          <table:table-cell office:value-type="float" office:value="6236155" table:style-name="ce3">
            <text:p>6,236,155</text:p>
          </table:table-cell>
          <table:table-cell office:value-type="float" office:value="5867368" table:style-name="ce3">
            <text:p>5,867,368</text:p>
          </table:table-cell>
          <table:table-cell office:value-type="float" office:value="12253093" table:style-name="ce3">
            <text:p>12,253,0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3];&quot;*&quot;;&quot;&quot;)" table:style-name="ce5">
            <text:p>龍谷大飯店</text:p>
          </table:table-cell>
          <table:table-cell office:value-type="string" table:style-name="ce5">
            <text:p>Scenery</text:p>
          </table:table-cell>
          <table:table-cell office:value-type="float" office:value="189" table:style-name="ce3">
            <text:p>189</text:p>
          </table:table-cell>
          <table:table-cell office:value-type="float" office:value="1953" table:number-columns-spanned="2" table:number-rows-spanned="1" table:style-name="ce7">
            <text:p>1,953</text:p>
          </table:table-cell>
          <table:covered-table-cell/>
          <table:table-cell office:value-type="percentage" office:value="0.34444444444444439" table:style-name="ce4">
            <text:p>34.44%</text:p>
          </table:table-cell>
          <table:table-cell office:value-type="float" office:value="1804.73527905786" table:number-columns-spanned="2" table:number-rows-spanned="1" table:style-name="ce7">
            <text:p>1,805</text:p>
          </table:table-cell>
          <table:covered-table-cell/>
          <table:table-cell office:value-type="float" office:value="3524648" table:style-name="ce3">
            <text:p>3,524,648</text:p>
          </table:table-cell>
          <table:table-cell office:value-type="float" office:value="1374804" table:style-name="ce3">
            <text:p>1,374,804</text:p>
          </table:table-cell>
          <table:table-cell office:value-type="float" office:value="5410452" table:style-name="ce3">
            <text:p>5,410,4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4];&quot;*&quot;;&quot;&quot;)" table:style-name="ce5">
            <text:p>阿里山賓館</text:p>
          </table:table-cell>
          <table:table-cell office:value-type="string" table:style-name="ce5">
            <text:p>Scenery</text:p>
          </table:table-cell>
          <table:table-cell office:value-type="float" office:value="35" table:style-name="ce3">
            <text:p>35</text:p>
          </table:table-cell>
          <table:table-cell office:value-type="float" office:value="546" table:number-columns-spanned="2" table:number-rows-spanned="1" table:style-name="ce7">
            <text:p>546</text:p>
          </table:table-cell>
          <table:covered-table-cell/>
          <table:table-cell office:value-type="percentage" office:value="0.52" table:style-name="ce4">
            <text:p>52.00%</text:p>
          </table:table-cell>
          <table:table-cell office:value-type="float" office:value="5199.9652014652011" table:number-columns-spanned="2" table:number-rows-spanned="1" table:style-name="ce7">
            <text:p>5,200</text:p>
          </table:table-cell>
          <table:covered-table-cell/>
          <table:table-cell office:value-type="float" office:value="2839181" table:style-name="ce3">
            <text:p>2,839,181</text:p>
          </table:table-cell>
          <table:table-cell office:value-type="float" office:value="0" table:style-name="ce3">
            <text:p>0</text:p>
          </table:table-cell>
          <table:table-cell office:value-type="float" office:value="2839181" table:style-name="ce3">
            <text:p>2,839,1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5];&quot;*&quot;;&quot;&quot;)" table:style-name="ce5">
            <text:p>名都觀光渡假大飯店</text:p>
          </table:table-cell>
          <table:table-cell office:value-type="string" table:style-name="ce5">
            <text:p>Scenery</text:p>
          </table:table-cell>
          <table:table-cell office:value-type="float" office:value="97" table:style-name="ce3">
            <text:p>97</text:p>
          </table:table-cell>
          <table:table-cell office:value-type="float" office:value="463" table:number-columns-spanned="2" table:number-rows-spanned="1" table:style-name="ce7">
            <text:p>463</text:p>
          </table:table-cell>
          <table:covered-table-cell/>
          <table:table-cell office:value-type="percentage" office:value="0.15910652920962201" table:style-name="ce4">
            <text:p>15.91%</text:p>
          </table:table-cell>
          <table:table-cell office:value-type="float" office:value="2092.103671706263" table:number-columns-spanned="2" table:number-rows-spanned="1" table:style-name="ce7">
            <text:p>2,092</text:p>
          </table:table-cell>
          <table:covered-table-cell/>
          <table:table-cell office:value-type="float" office:value="968644" table:style-name="ce3">
            <text:p>968,644</text:p>
          </table:table-cell>
          <table:table-cell office:value-type="float" office:value="1782850" table:style-name="ce3">
            <text:p>1,782,850</text:p>
          </table:table-cell>
          <table:table-cell office:value-type="float" office:value="2813113" table:style-name="ce3">
            <text:p>2,813,1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6];&quot;*&quot;;&quot;&quot;)" table:style-name="ce5">
            <text:p>阿里山賓館(新館)</text:p>
          </table:table-cell>
          <table:table-cell office:value-type="string" table:style-name="ce5">
            <text:p>Scenery</text:p>
          </table:table-cell>
          <table:table-cell office:value-type="float" office:value="104" table:style-name="ce3">
            <text:p>104</text:p>
          </table:table-cell>
          <table:table-cell office:value-type="float" office:value="2757" table:number-columns-spanned="2" table:number-rows-spanned="1" table:style-name="ce7">
            <text:p>2,757</text:p>
          </table:table-cell>
          <table:covered-table-cell/>
          <table:table-cell office:value-type="percentage" office:value="0.88365384615384612" table:style-name="ce4">
            <text:p>88.37%</text:p>
          </table:table-cell>
          <table:table-cell office:value-type="float" office:value="5027.8861080885017" table:number-columns-spanned="2" table:number-rows-spanned="1" table:style-name="ce7">
            <text:p>5,028</text:p>
          </table:table-cell>
          <table:covered-table-cell/>
          <table:table-cell office:value-type="float" office:value="13861882" table:style-name="ce3">
            <text:p>13,861,882</text:p>
          </table:table-cell>
          <table:table-cell office:value-type="float" office:value="8558647" table:style-name="ce3">
            <text:p>8,558,647</text:p>
          </table:table-cell>
          <table:table-cell office:value-type="float" office:value="22900866" table:style-name="ce3">
            <text:p>22,900,8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7];&quot;*&quot;;&quot;&quot;)" table:style-name="ce5">
            <text:p>墾丁怡灣渡假酒店</text:p>
          </table:table-cell>
          <table:table-cell office:value-type="string" table:style-name="ce5">
            <text:p>Scenery</text:p>
          </table:table-cell>
          <table:table-cell office:value-type="float" office:value="234" table:style-name="ce3">
            <text:p>234</text:p>
          </table:table-cell>
          <table:table-cell office:value-type="float" office:value="1995" table:number-columns-spanned="2" table:number-rows-spanned="1" table:style-name="ce7">
            <text:p>1,995</text:p>
          </table:table-cell>
          <table:covered-table-cell/>
          <table:table-cell office:value-type="percentage" office:value="0.28418803418803418" table:style-name="ce4">
            <text:p>28.42%</text:p>
          </table:table-cell>
          <table:table-cell office:value-type="float" office:value="2399.413032581454" table:number-columns-spanned="2" table:number-rows-spanned="1" table:style-name="ce7">
            <text:p>2,399</text:p>
          </table:table-cell>
          <table:covered-table-cell/>
          <table:table-cell office:value-type="float" office:value="4786829" table:style-name="ce3">
            <text:p>4,786,829</text:p>
          </table:table-cell>
          <table:table-cell office:value-type="float" office:value="282630" table:style-name="ce3">
            <text:p>282,630</text:p>
          </table:table-cell>
          <table:table-cell office:value-type="float" office:value="5222467" table:style-name="ce3">
            <text:p>5,222,4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98];&quot;*&quot;;&quot;&quot;)" table:style-name="ce5">
            <text:p>福容大飯店 <text:s text:c="3"/>淡水漁人碼頭</text:p>
          </table:table-cell>
          <table:table-cell office:value-type="string" table:style-name="ce5">
            <text:p>Others</text:p>
          </table:table-cell>
          <table:table-cell office:value-type="float" office:value="198" table:style-name="ce3">
            <text:p>198</text:p>
          </table:table-cell>
          <table:table-cell office:value-type="float" office:value="2384" table:number-columns-spanned="2" table:number-rows-spanned="1" table:style-name="ce7">
            <text:p>2,384</text:p>
          </table:table-cell>
          <table:covered-table-cell/>
          <table:table-cell office:value-type="percentage" office:value="0.40134680134680129" table:style-name="ce4">
            <text:p>40.13%</text:p>
          </table:table-cell>
          <table:table-cell office:value-type="float" office:value="4479.7432885906037" table:number-columns-spanned="2" table:number-rows-spanned="1" table:style-name="ce7">
            <text:p>4,480</text:p>
          </table:table-cell>
          <table:covered-table-cell/>
          <table:table-cell office:value-type="float" office:value="10679708" table:style-name="ce3">
            <text:p>10,679,708</text:p>
          </table:table-cell>
          <table:table-cell office:value-type="float" office:value="12123870" table:style-name="ce3">
            <text:p>12,123,870</text:p>
          </table:table-cell>
          <table:table-cell office:value-type="float" office:value="24293497" table:style-name="ce3">
            <text:p>24,293,4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99];&quot;*&quot;;&quot;&quot;)" table:style-name="ce5">
            <text:p>大板根渡假酒店</text:p>
          </table:table-cell>
          <table:table-cell office:value-type="string" table:style-name="ce5">
            <text:p>Others</text:p>
          </table:table-cell>
          <table:table-cell office:value-type="float" office:value="95" table:style-name="ce3">
            <text:p>95</text:p>
          </table:table-cell>
          <table:table-cell office:value-type="float" office:value="2523" table:number-columns-spanned="2" table:number-rows-spanned="1" table:style-name="ce7">
            <text:p>2,523</text:p>
          </table:table-cell>
          <table:covered-table-cell/>
          <table:table-cell office:value-type="percentage" office:value="0.88526315789473686" table:style-name="ce4">
            <text:p>88.53%</text:p>
          </table:table-cell>
          <table:table-cell office:value-type="float" office:value="4905.0027744748313" table:number-columns-spanned="2" table:number-rows-spanned="1" table:style-name="ce7">
            <text:p>4,905</text:p>
          </table:table-cell>
          <table:covered-table-cell/>
          <table:table-cell office:value-type="float" office:value="12375322" table:style-name="ce3">
            <text:p>12,375,322</text:p>
          </table:table-cell>
          <table:table-cell office:value-type="float" office:value="15971507" table:style-name="ce3">
            <text:p>15,971,507</text:p>
          </table:table-cell>
          <table:table-cell office:value-type="float" office:value="46380627" table:style-name="ce3">
            <text:p>46,380,6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0];&quot;*&quot;;&quot;&quot;)" table:style-name="ce5">
            <text:p>板橋凱撒大飯店</text:p>
          </table:table-cell>
          <table:table-cell office:value-type="string" table:style-name="ce5">
            <text:p>Others</text:p>
          </table:table-cell>
          <table:table-cell office:value-type="float" office:value="400" table:style-name="ce3">
            <text:p>400</text:p>
          </table:table-cell>
          <table:table-cell office:value-type="float" office:value="5619" table:number-columns-spanned="2" table:number-rows-spanned="1" table:style-name="ce7">
            <text:p>5,619</text:p>
          </table:table-cell>
          <table:covered-table-cell/>
          <table:table-cell office:value-type="percentage" office:value="0.46825" table:style-name="ce4">
            <text:p>46.83%</text:p>
          </table:table-cell>
          <table:table-cell office:value-type="float" office:value="3487.2628581598151" table:number-columns-spanned="2" table:number-rows-spanned="1" table:style-name="ce7">
            <text:p>3,487</text:p>
          </table:table-cell>
          <table:covered-table-cell/>
          <table:table-cell office:value-type="float" office:value="19594930" table:style-name="ce3">
            <text:p>19,594,930</text:p>
          </table:table-cell>
          <table:table-cell office:value-type="float" office:value="9711975" table:style-name="ce3">
            <text:p>9,711,975</text:p>
          </table:table-cell>
          <table:table-cell office:value-type="float" office:value="29317653" table:style-name="ce3">
            <text:p>29,317,6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1];&quot;*&quot;;&quot;&quot;)" table:style-name="ce5">
            <text:p>台南大飯店</text:p>
          </table:table-cell>
          <table:table-cell office:value-type="string" table:style-name="ce5">
            <text:p>Others</text:p>
          </table:table-cell>
          <table:table-cell office:value-type="float" office:value="152" table:style-name="ce3">
            <text:p>152</text:p>
          </table:table-cell>
          <table:table-cell office:value-type="float" office:value="2368" table:number-columns-spanned="2" table:number-rows-spanned="1" table:style-name="ce7">
            <text:p>2,368</text:p>
          </table:table-cell>
          <table:covered-table-cell/>
          <table:table-cell office:value-type="percentage" office:value="0.51929824561403504" table:style-name="ce4">
            <text:p>51.93%</text:p>
          </table:table-cell>
          <table:table-cell office:value-type="float" office:value="1947.070101351351" table:number-columns-spanned="2" table:number-rows-spanned="1" table:style-name="ce7">
            <text:p>1,947</text:p>
          </table:table-cell>
          <table:covered-table-cell/>
          <table:table-cell office:value-type="float" office:value="4610662" table:style-name="ce3">
            <text:p>4,610,662</text:p>
          </table:table-cell>
          <table:table-cell office:value-type="float" office:value="8513068" table:style-name="ce3">
            <text:p>8,513,068</text:p>
          </table:table-cell>
          <table:table-cell office:value-type="float" office:value="14263017" table:style-name="ce3">
            <text:p>14,263,0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2];&quot;*&quot;;&quot;&quot;)" table:style-name="ce5">
            <text:p>台糖長榮酒店(台南)</text:p>
          </table:table-cell>
          <table:table-cell office:value-type="string" table:style-name="ce5">
            <text:p>Others</text:p>
          </table:table-cell>
          <table:table-cell office:value-type="float" office:value="197" table:style-name="ce3">
            <text:p>197</text:p>
          </table:table-cell>
          <table:table-cell office:value-type="float" office:value="4175" table:number-columns-spanned="2" table:number-rows-spanned="1" table:style-name="ce7">
            <text:p>4,175</text:p>
          </table:table-cell>
          <table:covered-table-cell/>
          <table:table-cell office:value-type="percentage" office:value="0.70642978003384094" table:style-name="ce4">
            <text:p>70.64%</text:p>
          </table:table-cell>
          <table:table-cell office:value-type="float" office:value="2328.3041916167658" table:number-columns-spanned="2" table:number-rows-spanned="1" table:style-name="ce7">
            <text:p>2,328</text:p>
          </table:table-cell>
          <table:covered-table-cell/>
          <table:table-cell office:value-type="float" office:value="9720670" table:style-name="ce3">
            <text:p>9,720,670</text:p>
          </table:table-cell>
          <table:table-cell office:value-type="float" office:value="21151032" table:style-name="ce3">
            <text:p>21,151,032</text:p>
          </table:table-cell>
          <table:table-cell office:value-type="float" office:value="32424897" table:style-name="ce3">
            <text:p>32,424,8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3];&quot;*&quot;;&quot;&quot;)" table:style-name="ce5">
            <text:p>香格里拉台南遠東國際大飯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6003" table:number-columns-spanned="2" table:number-rows-spanned="1" table:style-name="ce7">
            <text:p>6,003</text:p>
          </table:table-cell>
          <table:covered-table-cell/>
          <table:table-cell office:value-type="percentage" office:value="0.60453172205438066" table:style-name="ce4">
            <text:p>60.45%</text:p>
          </table:table-cell>
          <table:table-cell office:value-type="float" office:value="3509.7096451774109" table:number-columns-spanned="2" table:number-rows-spanned="1" table:style-name="ce7">
            <text:p>3,510</text:p>
          </table:table-cell>
          <table:covered-table-cell/>
          <table:table-cell office:value-type="float" office:value="21068787" table:style-name="ce3">
            <text:p>21,068,787</text:p>
          </table:table-cell>
          <table:table-cell office:value-type="float" office:value="25765974" table:style-name="ce3">
            <text:p>25,765,974</text:p>
          </table:table-cell>
          <table:table-cell office:value-type="float" office:value="52678726" table:style-name="ce3">
            <text:p>52,678,7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4];&quot;*&quot;;&quot;&quot;)" table:style-name="ce5">
            <text:p>台南大員皇冠假日酒店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5059" table:number-columns-spanned="2" table:number-rows-spanned="1" table:style-name="ce7">
            <text:p>5,059</text:p>
          </table:table-cell>
          <table:covered-table-cell/>
          <table:table-cell office:value-type="percentage" office:value="0.73001443001443" table:style-name="ce4">
            <text:p>73.00%</text:p>
          </table:table-cell>
          <table:table-cell office:value-type="float" office:value="3292.2870132437238" table:number-columns-spanned="2" table:number-rows-spanned="1" table:style-name="ce7">
            <text:p>3,292</text:p>
          </table:table-cell>
          <table:covered-table-cell/>
          <table:table-cell office:value-type="float" office:value="16655680" table:style-name="ce3">
            <text:p>16,655,680</text:p>
          </table:table-cell>
          <table:table-cell office:value-type="float" office:value="17378730" table:style-name="ce3">
            <text:p>17,378,730</text:p>
          </table:table-cell>
          <table:table-cell office:value-type="float" office:value="37378383" table:style-name="ce3">
            <text:p>37,378,3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5];&quot;*&quot;;&quot;&quot;)" table:style-name="ce5">
            <text:p>蘭城晶英酒店</text:p>
          </table:table-cell>
          <table:table-cell office:value-type="string" table:style-name="ce5">
            <text:p>Others</text:p>
          </table:table-cell>
          <table:table-cell office:value-type="float" office:value="193" table:style-name="ce3">
            <text:p>193</text:p>
          </table:table-cell>
          <table:table-cell office:value-type="float" office:value="4815" table:number-columns-spanned="2" table:number-rows-spanned="1" table:style-name="ce7">
            <text:p>4,815</text:p>
          </table:table-cell>
          <table:covered-table-cell/>
          <table:table-cell office:value-type="percentage" office:value="0.83160621761658027" table:style-name="ce4">
            <text:p>83.16%</text:p>
          </table:table-cell>
          <table:table-cell office:value-type="float" office:value="8910.0666666666675" table:number-columns-spanned="2" table:number-rows-spanned="1" table:style-name="ce7">
            <text:p>8,910</text:p>
          </table:table-cell>
          <table:covered-table-cell/>
          <table:table-cell office:value-type="float" office:value="42901971" table:style-name="ce3">
            <text:p>42,901,971</text:p>
          </table:table-cell>
          <table:table-cell office:value-type="float" office:value="42681163" table:style-name="ce3">
            <text:p>42,681,163</text:p>
          </table:table-cell>
          <table:table-cell office:value-type="float" office:value="96032891" table:style-name="ce3">
            <text:p>96,032,8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6];&quot;*&quot;;&quot;&quot;)" table:style-name="ce5">
            <text:p>長榮鳳凰酒店(礁溪)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449" table:number-columns-spanned="2" table:number-rows-spanned="1" table:style-name="ce7">
            <text:p>4,449</text:p>
          </table:table-cell>
          <table:covered-table-cell/>
          <table:table-cell office:value-type="percentage" office:value="0.641991341991342" table:style-name="ce4">
            <text:p>64.20%</text:p>
          </table:table-cell>
          <table:table-cell office:value-type="float" office:value="5991.0092155540569" table:number-columns-spanned="2" table:number-rows-spanned="1" table:style-name="ce7">
            <text:p>5,991</text:p>
          </table:table-cell>
          <table:covered-table-cell/>
          <table:table-cell office:value-type="float" office:value="26654000" table:style-name="ce3">
            <text:p>26,654,000</text:p>
          </table:table-cell>
          <table:table-cell office:value-type="float" office:value="17827395" table:style-name="ce3">
            <text:p>17,827,395</text:p>
          </table:table-cell>
          <table:table-cell office:value-type="float" office:value="52270188" table:style-name="ce3">
            <text:p>52,270,1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07];&quot;*&quot;;&quot;&quot;)" table:style-name="ce5">
            <text:p>綠舞國際觀光飯店</text:p>
          </table:table-cell>
          <table:table-cell office:value-type="string" table:style-name="ce5">
            <text:p>Others</text:p>
          </table:table-cell>
          <table:table-cell office:value-type="float" office:value="104" table:style-name="ce3">
            <text:p>104</text:p>
          </table:table-cell>
          <table:table-cell office:value-type="float" office:value="1822" table:number-columns-spanned="2" table:number-rows-spanned="1" table:style-name="ce7">
            <text:p>1,822</text:p>
          </table:table-cell>
          <table:covered-table-cell/>
          <table:table-cell office:value-type="percentage" office:value="0.58397435897435901" table:style-name="ce4">
            <text:p>58.40%</text:p>
          </table:table-cell>
          <table:table-cell office:value-type="float" office:value="4713.6558726673984" table:number-columns-spanned="2" table:number-rows-spanned="1" table:style-name="ce7">
            <text:p>4,714</text:p>
          </table:table-cell>
          <table:covered-table-cell/>
          <table:table-cell office:value-type="float" office:value="8588281" table:style-name="ce3">
            <text:p>8,588,281</text:p>
          </table:table-cell>
          <table:table-cell office:value-type="float" office:value="4763993" table:style-name="ce3">
            <text:p>4,763,993</text:p>
          </table:table-cell>
          <table:table-cell office:value-type="float" office:value="15006893" table:style-name="ce3">
            <text:p>15,006,8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08];&quot;*&quot;;&quot;&quot;)" table:style-name="ce5">
            <text:p>麒麟大飯店</text:p>
          </table:table-cell>
          <table:table-cell office:value-type="string" table:style-name="ce5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2529" table:number-columns-spanned="2" table:number-rows-spanned="1" table:style-name="ce7">
            <text:p>2,529</text:p>
          </table:table-cell>
          <table:covered-table-cell/>
          <table:table-cell office:value-type="percentage" office:value="0.50479041916167666" table:style-name="ce4">
            <text:p>50.48%</text:p>
          </table:table-cell>
          <table:table-cell office:value-type="float" office:value="3642.0411229735068" table:number-columns-spanned="2" table:number-rows-spanned="1" table:style-name="ce7">
            <text:p>3,642</text:p>
          </table:table-cell>
          <table:covered-table-cell/>
          <table:table-cell office:value-type="float" office:value="9210722" table:style-name="ce3">
            <text:p>9,210,722</text:p>
          </table:table-cell>
          <table:table-cell office:value-type="float" office:value="2405926" table:style-name="ce3">
            <text:p>2,405,926</text:p>
          </table:table-cell>
          <table:table-cell office:value-type="float" office:value="11864570" table:style-name="ce3">
            <text:p>11,864,5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09];&quot;*&quot;;&quot;&quot;)" table:style-name="ce5">
            <text:p>娜路彎大酒店</text:p>
          </table:table-cell>
          <table:table-cell office:value-type="string" table:style-name="ce5">
            <text:p>Others</text:p>
          </table:table-cell>
          <table:table-cell office:value-type="float" office:value="276" table:style-name="ce3">
            <text:p>276</text:p>
          </table:table-cell>
          <table:table-cell office:value-type="float" office:value="5597" table:number-columns-spanned="2" table:number-rows-spanned="1" table:style-name="ce7">
            <text:p>5,597</text:p>
          </table:table-cell>
          <table:covered-table-cell/>
          <table:table-cell office:value-type="percentage" office:value="0.67596618357487925" table:style-name="ce4">
            <text:p>67.60%</text:p>
          </table:table-cell>
          <table:table-cell office:value-type="float" office:value="3503.1752724673929" table:number-columns-spanned="2" table:number-rows-spanned="1" table:style-name="ce7">
            <text:p>3,503</text:p>
          </table:table-cell>
          <table:covered-table-cell/>
          <table:table-cell office:value-type="float" office:value="19607272" table:style-name="ce3">
            <text:p>19,607,272</text:p>
          </table:table-cell>
          <table:table-cell office:value-type="float" office:value="13151416" table:style-name="ce3">
            <text:p>13,151,416</text:p>
          </table:table-cell>
          <table:table-cell office:value-type="float" office:value="37099719" table:style-name="ce3">
            <text:p>37,099,7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0];&quot;*&quot;;&quot;&quot;)" table:style-name="ce5">
            <text:p>樂樂日暉溫泉酒店</text:p>
          </table:table-cell>
          <table:table-cell office:value-type="string" table:style-name="ce5">
            <text:p>Others</text:p>
          </table:table-cell>
          <table:table-cell office:value-type="float" office:value="48" table:style-name="ce3">
            <text:p>48</text:p>
          </table:table-cell>
          <table:table-cell office:value-type="float" office:value="415" table:number-columns-spanned="2" table:number-rows-spanned="1" table:style-name="ce7">
            <text:p>415</text:p>
          </table:table-cell>
          <table:covered-table-cell/>
          <table:table-cell office:value-type="percentage" office:value="0.28819444444444442" table:style-name="ce4">
            <text:p>28.82%</text:p>
          </table:table-cell>
          <table:table-cell office:value-type="float" office:value="2493.612048192771" table:number-columns-spanned="2" table:number-rows-spanned="1" table:style-name="ce7">
            <text:p>2,494</text:p>
          </table:table-cell>
          <table:covered-table-cell/>
          <table:table-cell office:value-type="float" office:value="1034849" table:style-name="ce3">
            <text:p>1,034,849</text:p>
          </table:table-cell>
          <table:table-cell office:value-type="float" office:value="0" table:style-name="ce3">
            <text:p>0</text:p>
          </table:table-cell>
          <table:table-cell office:value-type="float" office:value="1034849" table:style-name="ce3">
            <text:p>1,034,8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1];&quot;*&quot;;&quot;&quot;)" table:style-name="ce5">
            <text:p>耐斯王子大飯店</text:p>
          </table:table-cell>
          <table:table-cell office:value-type="string" table:style-name="ce5">
            <text:p>Others</text:p>
          </table:table-cell>
          <table:table-cell office:value-type="float" office:value="245" table:style-name="ce3">
            <text:p>245</text:p>
          </table:table-cell>
          <table:table-cell office:value-type="float" office:value="3432" table:number-columns-spanned="2" table:number-rows-spanned="1" table:style-name="ce7">
            <text:p>3,432</text:p>
          </table:table-cell>
          <table:covered-table-cell/>
          <table:table-cell office:value-type="percentage" office:value="0.46693877551020407" table:style-name="ce4">
            <text:p>46.69%</text:p>
          </table:table-cell>
          <table:table-cell office:value-type="float" office:value="2133.159673659673" table:number-columns-spanned="2" table:number-rows-spanned="1" table:style-name="ce7">
            <text:p>2,133</text:p>
          </table:table-cell>
          <table:covered-table-cell/>
          <table:table-cell office:value-type="float" office:value="7321004" table:style-name="ce3">
            <text:p>7,321,004</text:p>
          </table:table-cell>
          <table:table-cell office:value-type="float" office:value="10830588" table:style-name="ce3">
            <text:p>10,830,588</text:p>
          </table:table-cell>
          <table:table-cell office:value-type="float" office:value="19013433" table:style-name="ce3">
            <text:p>19,013,4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2];&quot;*&quot;;&quot;&quot;)" table:style-name="ce5">
            <text:p>澎湖福朋喜來登酒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4273" table:number-columns-spanned="2" table:number-rows-spanned="1" table:style-name="ce7">
            <text:p>4,273</text:p>
          </table:table-cell>
          <table:covered-table-cell/>
          <table:table-cell office:value-type="percentage" office:value="0.43031218529707949" table:style-name="ce4">
            <text:p>43.03%</text:p>
          </table:table-cell>
          <table:table-cell office:value-type="float" office:value="2145.2078165223502" table:number-columns-spanned="2" table:number-rows-spanned="1" table:style-name="ce7">
            <text:p>2,145</text:p>
          </table:table-cell>
          <table:covered-table-cell/>
          <table:table-cell office:value-type="float" office:value="9166473" table:style-name="ce3">
            <text:p>9,166,473</text:p>
          </table:table-cell>
          <table:table-cell office:value-type="float" office:value="13241753" table:style-name="ce3">
            <text:p>13,241,753</text:p>
          </table:table-cell>
          <table:table-cell office:value-type="float" office:value="25002515" table:style-name="ce3">
            <text:p>25,002,5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3];&quot;*&quot;;&quot;&quot;)" table:style-name="ce5">
            <text:p>瓏山林台北中和飯店</text:p>
          </table:table-cell>
          <table:table-cell office:value-type="string" table:style-name="ce5">
            <text:p>Others</text:p>
          </table:table-cell>
          <table:table-cell office:value-type="float" office:value="126" table:style-name="ce3">
            <text:p>126</text:p>
          </table:table-cell>
          <table:table-cell office:value-type="float" office:value="615" table:number-columns-spanned="2" table:number-rows-spanned="1" table:style-name="ce7">
            <text:p>615</text:p>
          </table:table-cell>
          <table:covered-table-cell/>
          <table:table-cell office:value-type="percentage" office:value="0.1626984126984127" table:style-name="ce4">
            <text:p>16.27%</text:p>
          </table:table-cell>
          <table:table-cell office:value-type="float" office:value="1980.826016260163" table:number-columns-spanned="2" table:number-rows-spanned="1" table:style-name="ce7">
            <text:p>1,981</text:p>
          </table:table-cell>
          <table:covered-table-cell/>
          <table:table-cell office:value-type="float" office:value="1218208" table:style-name="ce3">
            <text:p>1,218,208</text:p>
          </table:table-cell>
          <table:table-cell office:value-type="float" office:value="3019968" table:style-name="ce3">
            <text:p>3,019,968</text:p>
          </table:table-cell>
          <table:table-cell office:value-type="float" office:value="4864010" table:style-name="ce3">
            <text:p>4,864,0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4];&quot;*&quot;;&quot;&quot;)" table:style-name="ce5">
            <text:p>碧特弗大飯店</text:p>
          </table:table-cell>
          <table:table-cell office:value-type="string" table:style-name="ce5">
            <text:p>Others</text:p>
          </table:table-cell>
          <table:table-cell office:value-type="float" office:value="54" table:style-name="ce3">
            <text:p>54</text:p>
          </table:table-cell>
          <table:table-cell office:value-type="float" office:value="185" table:number-columns-spanned="2" table:number-rows-spanned="1" table:style-name="ce7">
            <text:p>185</text:p>
          </table:table-cell>
          <table:covered-table-cell/>
          <table:table-cell office:value-type="percentage" office:value="0.1141975308641975" table:style-name="ce4">
            <text:p>11.42%</text:p>
          </table:table-cell>
          <table:table-cell office:value-type="float" office:value="2697.2" table:number-columns-spanned="2" table:number-rows-spanned="1" table:style-name="ce7">
            <text:p>2,697</text:p>
          </table:table-cell>
          <table:covered-table-cell/>
          <table:table-cell office:value-type="float" office:value="498982" table:style-name="ce3">
            <text:p>498,982</text:p>
          </table:table-cell>
          <table:table-cell office:value-type="float" office:value="117764" table:style-name="ce3">
            <text:p>117,764</text:p>
          </table:table-cell>
          <table:table-cell office:value-type="float" office:value="616746" table:style-name="ce3">
            <text:p>616,7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5];&quot;*&quot;;&quot;&quot;)" table:style-name="ce5">
            <text:p>美麗春天大飯店</text:p>
          </table:table-cell>
          <table:table-cell office:value-type="string" table:style-name="ce5">
            <text:p>Others</text:p>
          </table:table-cell>
          <table:table-cell office:value-type="float" office:value="34" table:style-name="ce3">
            <text:p>34</text:p>
          </table:table-cell>
          <table:table-cell office:value-type="float" office:value="119" table:number-columns-spanned="2" table:number-rows-spanned="1" table:style-name="ce7">
            <text:p>119</text:p>
          </table:table-cell>
          <table:covered-table-cell/>
          <table:table-cell office:value-type="percentage" office:value="0.1166666666666667" table:style-name="ce4">
            <text:p>11.67%</text:p>
          </table:table-cell>
          <table:table-cell office:value-type="float" office:value="2697.798319327731" table:number-columns-spanned="2" table:number-rows-spanned="1" table:style-name="ce7">
            <text:p>2,698</text:p>
          </table:table-cell>
          <table:covered-table-cell/>
          <table:table-cell office:value-type="float" office:value="321038" table:style-name="ce3">
            <text:p>321,038</text:p>
          </table:table-cell>
          <table:table-cell office:value-type="float" office:value="96355" table:style-name="ce3">
            <text:p>96,355</text:p>
          </table:table-cell>
          <table:table-cell office:value-type="float" office:value="417393" table:style-name="ce3">
            <text:p>417,3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16];&quot;*&quot;;&quot;&quot;)" table:style-name="ce5">
            <text:p>遠百企業觀光旅館</text:p>
          </table:table-cell>
          <table:table-cell office:value-type="string" table:style-name="ce5">
            <text:p>Others</text:p>
          </table:table-cell>
          <table:table-cell office:value-type="float" office:value="40" table:style-name="ce3">
            <text:p>40</text:p>
          </table:table-cell>
          <table:table-cell office:value-type="float" office:value="42" table:number-columns-spanned="2" table:number-rows-spanned="1" table:style-name="ce7">
            <text:p>42</text:p>
          </table:table-cell>
          <table:covered-table-cell/>
          <table:table-cell office:value-type="percentage" office:value="3.5000000000000003E-2" table:style-name="ce4">
            <text:p>3.50%</text:p>
          </table:table-cell>
          <table:table-cell office:value-type="float" office:value="1019.047619047619" table:number-columns-spanned="2" table:number-rows-spanned="1" table:style-name="ce7">
            <text:p>1,019</text:p>
          </table:table-cell>
          <table:covered-table-cell/>
          <table:table-cell office:value-type="float" office:value="42800" table:style-name="ce3">
            <text:p>42,800</text:p>
          </table:table-cell>
          <table:table-cell office:value-type="float" office:value="0" table:style-name="ce3">
            <text:p>0</text:p>
          </table:table-cell>
          <table:table-cell office:value-type="float" office:value="42800" table:style-name="ce3">
            <text:p>42,8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17];&quot;*&quot;;&quot;&quot;)" table:style-name="ce5">
            <text:p>幼獅大飯店</text:p>
          </table:table-cell>
          <table:table-cell office:value-type="string" table:style-name="ce5">
            <text:p>Others</text:p>
          </table:table-cell>
          <table:table-cell office:value-type="float" office:value="55" table:style-name="ce3">
            <text:p>55</text:p>
          </table:table-cell>
          <table:table-cell office:value-type="float" office:value="278" table:number-columns-spanned="2" table:number-rows-spanned="1" table:style-name="ce7">
            <text:p>278</text:p>
          </table:table-cell>
          <table:covered-table-cell/>
          <table:table-cell office:value-type="percentage" office:value="0.16848484848484849" table:style-name="ce4">
            <text:p>16.85%</text:p>
          </table:table-cell>
          <table:table-cell office:value-type="float" office:value="1362.9496402877701" table:number-columns-spanned="2" table:number-rows-spanned="1" table:style-name="ce7">
            <text:p>1,363</text:p>
          </table:table-cell>
          <table:covered-table-cell/>
          <table:table-cell office:value-type="float" office:value="378900" table:style-name="ce3">
            <text:p>378,900</text:p>
          </table:table-cell>
          <table:table-cell office:value-type="float" office:value="0" table:style-name="ce3">
            <text:p>0</text:p>
          </table:table-cell>
          <table:table-cell office:value-type="float" office:value="404500" table:style-name="ce3">
            <text:p>404,5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18];&quot;*&quot;;&quot;&quot;)" table:style-name="ce5">
            <text:p>山泉大飯店</text:p>
          </table:table-cell>
          <table:table-cell office:value-type="string" table:style-name="ce5">
            <text:p>Others</text:p>
          </table:table-cell>
          <table:table-cell office:value-type="float" office:value="146" table:style-name="ce3">
            <text:p>146</text:p>
          </table:table-cell>
          <table:table-cell office:value-type="float" office:value="3500" table:number-columns-spanned="2" table:number-rows-spanned="1" table:style-name="ce7">
            <text:p>3,500</text:p>
          </table:table-cell>
          <table:covered-table-cell/>
          <table:table-cell office:value-type="percentage" office:value="0.79908675799086759" table:style-name="ce4">
            <text:p>79.91%</text:p>
          </table:table-cell>
          <table:table-cell office:value-type="float" office:value="1889.555714285714" table:number-columns-spanned="2" table:number-rows-spanned="1" table:style-name="ce7">
            <text:p>1,890</text:p>
          </table:table-cell>
          <table:covered-table-cell/>
          <table:table-cell office:value-type="float" office:value="6613445" table:style-name="ce3">
            <text:p>6,613,445</text:p>
          </table:table-cell>
          <table:table-cell office:value-type="float" office:value="1011226" table:style-name="ce3">
            <text:p>1,011,226</text:p>
          </table:table-cell>
          <table:table-cell office:value-type="float" office:value="8025969" table:style-name="ce3">
            <text:p>8,025,96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19];&quot;*&quot;;&quot;&quot;)" table:style-name="ce5">
            <text:p>悅川酒店</text:p>
          </table:table-cell>
          <table:table-cell office:value-type="string" table:style-name="ce5">
            <text:p>Others</text:p>
          </table:table-cell>
          <table:table-cell office:value-type="float" office:value="103" table:style-name="ce3">
            <text:p>103</text:p>
          </table:table-cell>
          <table:table-cell office:value-type="float" office:value="2194" table:number-columns-spanned="2" table:number-rows-spanned="1" table:style-name="ce7">
            <text:p>2,194</text:p>
          </table:table-cell>
          <table:covered-table-cell/>
          <table:table-cell office:value-type="percentage" office:value="0.71003236245954693" table:style-name="ce4">
            <text:p>71.00%</text:p>
          </table:table-cell>
          <table:table-cell office:value-type="float" office:value="3556.988605287147" table:number-columns-spanned="2" table:number-rows-spanned="1" table:style-name="ce7">
            <text:p>3,557</text:p>
          </table:table-cell>
          <table:covered-table-cell/>
          <table:table-cell office:value-type="float" office:value="7804033" table:style-name="ce3">
            <text:p>7,804,033</text:p>
          </table:table-cell>
          <table:table-cell office:value-type="float" office:value="5907101" table:style-name="ce3">
            <text:p>5,907,101</text:p>
          </table:table-cell>
          <table:table-cell office:value-type="float" office:value="13711134" table:style-name="ce3">
            <text:p>13,711,1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0];&quot;*&quot;;&quot;&quot;)" table:style-name="ce5">
            <text:p>台東桂田喜來登酒店</text:p>
          </table:table-cell>
          <table:table-cell office:value-type="string" table:style-name="ce5">
            <text:p>Others</text:p>
          </table:table-cell>
          <table:table-cell office:value-type="float" office:value="290" table:style-name="ce3">
            <text:p>290</text:p>
          </table:table-cell>
          <table:table-cell office:value-type="float" office:value="5699" table:number-columns-spanned="2" table:number-rows-spanned="1" table:style-name="ce7">
            <text:p>5,699</text:p>
          </table:table-cell>
          <table:covered-table-cell/>
          <table:table-cell office:value-type="percentage" office:value="0.65505747126436786" table:style-name="ce4">
            <text:p>65.51%</text:p>
          </table:table-cell>
          <table:table-cell office:value-type="float" office:value="2635.7703105808041" table:number-columns-spanned="2" table:number-rows-spanned="1" table:style-name="ce7">
            <text:p>2,636</text:p>
          </table:table-cell>
          <table:covered-table-cell/>
          <table:table-cell office:value-type="float" office:value="15021255" table:style-name="ce3">
            <text:p>15,021,255</text:p>
          </table:table-cell>
          <table:table-cell office:value-type="float" office:value="19161135" table:style-name="ce3">
            <text:p>19,161,135</text:p>
          </table:table-cell>
          <table:table-cell office:value-type="float" office:value="36722848" table:style-name="ce3">
            <text:p>36,722,8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1];&quot;*&quot;;&quot;&quot;)" table:style-name="ce5">
            <text:p>長榮桂冠酒店(基隆)</text:p>
          </table:table-cell>
          <table:table-cell office:value-type="string" table:style-name="ce5">
            <text:p>Others</text:p>
          </table:table-cell>
          <table:table-cell office:value-type="float" office:value="140" table:style-name="ce3">
            <text:p>140</text:p>
          </table:table-cell>
          <table:table-cell office:value-type="float" office:value="3287" table:number-columns-spanned="2" table:number-rows-spanned="1" table:style-name="ce7">
            <text:p>3,287</text:p>
          </table:table-cell>
          <table:covered-table-cell/>
          <table:table-cell office:value-type="percentage" office:value="0.78261904761904766" table:style-name="ce4">
            <text:p>78.26%</text:p>
          </table:table-cell>
          <table:table-cell office:value-type="float" office:value="2413.679951323395" table:number-columns-spanned="2" table:number-rows-spanned="1" table:style-name="ce7">
            <text:p>2,414</text:p>
          </table:table-cell>
          <table:covered-table-cell/>
          <table:table-cell office:value-type="float" office:value="7933766" table:style-name="ce3">
            <text:p>7,933,766</text:p>
          </table:table-cell>
          <table:table-cell office:value-type="float" office:value="5535902" table:style-name="ce3">
            <text:p>5,535,902</text:p>
          </table:table-cell>
          <table:table-cell office:value-type="float" office:value="15828259" table:style-name="ce3">
            <text:p>15,828,2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2];&quot;*&quot;;&quot;&quot;)" table:style-name="ce5">
            <text:p>鈺通大飯店</text:p>
          </table:table-cell>
          <table:table-cell office:value-type="string" table:style-name="ce5">
            <text:p>Others</text:p>
          </table:table-cell>
          <table:table-cell office:value-type="float" office:value="120" table:style-name="ce3">
            <text:p>120</text:p>
          </table:table-cell>
          <table:table-cell office:value-type="float" office:value="1373" table:number-columns-spanned="2" table:number-rows-spanned="1" table:style-name="ce7">
            <text:p>1,373</text:p>
          </table:table-cell>
          <table:covered-table-cell/>
          <table:table-cell office:value-type="percentage" office:value="0.38138888888888889" table:style-name="ce4">
            <text:p>38.14%</text:p>
          </table:table-cell>
          <table:table-cell office:value-type="float" office:value="1771.771303714494" table:number-columns-spanned="2" table:number-rows-spanned="1" table:style-name="ce7">
            <text:p>1,772</text:p>
          </table:table-cell>
          <table:covered-table-cell/>
          <table:table-cell office:value-type="float" office:value="2432642" table:style-name="ce3">
            <text:p>2,432,642</text:p>
          </table:table-cell>
          <table:table-cell office:value-type="float" office:value="5509322" table:style-name="ce3">
            <text:p>5,509,322</text:p>
          </table:table-cell>
          <table:table-cell office:value-type="float" office:value="7959413" table:style-name="ce3">
            <text:p>7,959,4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3];&quot;*&quot;;&quot;&quot;)" table:style-name="ce5">
            <text:p>寶華大飯店</text:p>
          </table:table-cell>
          <table:table-cell office:value-type="string" table:style-name="ce5">
            <text:p>Others</text:p>
          </table:table-cell>
          <table:table-cell office:value-type="float" office:value="78" table:style-name="ce3">
            <text:p>78</text:p>
          </table:table-cell>
          <table:table-cell office:value-type="float" office:value="158" table:number-columns-spanned="2" table:number-rows-spanned="1" table:style-name="ce7">
            <text:p>158</text:p>
          </table:table-cell>
          <table:covered-table-cell/>
          <table:table-cell office:value-type="percentage" office:value="6.7521367521367517E-2" table:style-name="ce4">
            <text:p>6.75%</text:p>
          </table:table-cell>
          <table:table-cell office:value-type="float" office:value="1225.2025316455699" table:number-columns-spanned="2" table:number-rows-spanned="1" table:style-name="ce7">
            <text:p>1,225</text:p>
          </table:table-cell>
          <table:covered-table-cell/>
          <table:table-cell office:value-type="float" office:value="193582" table:style-name="ce3">
            <text:p>193,582</text:p>
          </table:table-cell>
          <table:table-cell office:value-type="float" office:value="0" table:style-name="ce3">
            <text:p>0</text:p>
          </table:table-cell>
          <table:table-cell office:value-type="float" office:value="195582" table:style-name="ce3">
            <text:p>195,5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4];&quot;*&quot;;&quot;&quot;)" table:style-name="ce5">
            <text:p>陸島酒店</text:p>
          </table:table-cell>
          <table:table-cell office:value-type="string" table:style-name="ce5">
            <text:p>Others</text:p>
          </table:table-cell>
          <table:table-cell office:value-type="float" office:value="47" table:style-name="ce3">
            <text:p>47</text:p>
          </table:table-cell>
          <table:table-cell office:value-type="float" office:value="559" table:number-columns-spanned="2" table:number-rows-spanned="1" table:style-name="ce7">
            <text:p>559</text:p>
          </table:table-cell>
          <table:covered-table-cell/>
          <table:table-cell office:value-type="percentage" office:value="0.39645390070921988" table:style-name="ce4">
            <text:p>39.65%</text:p>
          </table:table-cell>
          <table:table-cell office:value-type="float" office:value="1553.0053667262971" table:number-columns-spanned="2" table:number-rows-spanned="1" table:style-name="ce7">
            <text:p>1,553</text:p>
          </table:table-cell>
          <table:covered-table-cell/>
          <table:table-cell office:value-type="float" office:value="868130" table:style-name="ce3">
            <text:p>868,130</text:p>
          </table:table-cell>
          <table:table-cell office:value-type="float" office:value="87440" table:style-name="ce3">
            <text:p>87,440</text:p>
          </table:table-cell>
          <table:table-cell office:value-type="float" office:value="958820" table:style-name="ce3">
            <text:p>958,820</text:p>
          </table:table-cell>
          <table:table-cell table:number-columns-repeated="16368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1-12T09:21:16Z</meta:creation-date>
    <dc:date>2021-03-09T19:45:58Z</dc:date>
  </office:meta>
</office:document-meta>
</file>